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90000024B60D67689.png" manifest:media-type="image/png"/>
  <manifest:file-entry manifest:full-path="Pictures/100000000000056E000002553C95812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draw:textarea-vertical-align="middle" fo:min-height="2.551cm" fo:min-width="2.54cm" fo:padding-top="0.141cm" fo:padding-bottom="0.141cm" fo:padding-left="0.141cm" fo:padding-right="0.141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fill="solid" draw:fill-color="#a5a5a5" draw:shadow="hidden" loext:decorative="false"/>
    </style:style>
    <style:style style:name="gr5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6" style:family="graphic" style:parent-style-name="standard">
      <style:graphic-properties draw:stroke="solid" svg:stroke-width="0.026cm" svg:stroke-color="#ffffff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7" style:family="graphic" style:parent-style-name="standard">
      <style:graphic-properties draw:stroke="none" draw:fill="solid" draw:fill-color="#ffffff" draw:shadow="hidden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stroke="none" draw:fill="solid" draw:fill-color="#dde2cd" draw:shadow="hidden" loext:decorative="false"/>
    </style:style>
    <style:style style:name="gr10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11" style:family="graphic" style:parent-style-name="standard">
      <style:graphic-properties draw:stroke="none" draw:fill="solid" draw:fill-color="#99ccff" draw:shadow="hidden" loext:decorative="false"/>
    </style:style>
    <style:style style:name="gr1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13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loext:decorative="false"/>
    </style:style>
    <style:style style:name="gr14" style:family="graphic" style:parent-style-name="standard">
      <style:graphic-properties draw:stroke="solid" svg:stroke-width="0.042cm" svg:stroke-color="#ff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15" style:family="graphic" style:parent-style-name="standard">
      <style:graphic-properties draw:stroke="none" draw:fill="none" draw:textarea-vertical-align="middle" fo:min-height="0.377cm" fo:min-width="2.54cm" fo:padding-top="0.071cm" fo:padding-bottom="0.071cm" fo:padding-left="0.071cm" fo:padding-right="0.071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189cm" fo:min-width="2.54cm" fo:padding-top="0.071cm" fo:padding-bottom="0.071cm" fo:padding-left="0.071cm" fo:padding-right="0.071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42cm" svg:stroke-color="#ff66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18" style:family="graphic" style:parent-style-name="standard">
      <style:graphic-properties draw:stroke="none" draw:fill="solid" draw:fill-color="#993366" draw:shadow="hidden" loext:decorative="false"/>
    </style:style>
    <style:style style:name="gr19" style:family="graphic" style:parent-style-name="standard">
      <style:graphic-properties draw:stroke="none" draw:fill="none" draw:textarea-vertical-align="middle" fo:min-height="0.382cm" fo:min-width="2.54cm" fo:padding-top="0.071cm" fo:padding-bottom="0.071cm" fo:padding-left="0.071cm" fo:padding-right="0.071cm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c0c0c0" draw:shadow="hidden" loext:decorative="false"/>
    </style:style>
    <style:style style:name="gr21" style:family="graphic" style:parent-style-name="standard">
      <style:graphic-properties draw:stroke="solid" svg:stroke-width="0.025cm" svg:stroke-color="#800000" svg:stroke-opacity="100%" draw:stroke-linejoin="round" svg:stroke-linecap="round" draw:fill="none" fo:padding-top="0.137cm" fo:padding-bottom="0.137cm" fo:padding-left="0.262cm" fo:padding-right="0.262cm" loext:decorative="false"/>
    </style:style>
    <style:style style:name="gr22" style:family="graphic" style:parent-style-name="standard">
      <style:graphic-properties draw:stroke="none" draw:fill="none" draw:textarea-vertical-align="middle" fo:min-height="0.286cm" fo:min-width="2.54cm" fo:padding-top="0.071cm" fo:padding-bottom="0.071cm" fo:padding-left="0.071cm" fo:padding-right="0.071cm" loext:decorative="false"/>
      <style:paragraph-properties style:writing-mode="lr-tb"/>
    </style:style>
    <style:style style:name="gr23" style:family="graphic" style:parent-style-name="standard">
      <style:graphic-properties draw:stroke="solid" svg:stroke-width="0.042cm" svg:stroke-color="#0070c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4" style:family="graphic" style:parent-style-name="standard">
      <style:graphic-properties draw:stroke="none" draw:fill="solid" draw:fill-color="#bfbfbf" draw:shadow="hidden" loext:decorative="false"/>
    </style:style>
    <style:style style:name="gr25" style:family="graphic" style:parent-style-name="standard">
      <style:graphic-properties draw:stroke="solid" svg:stroke-width="0.079cm" svg:stroke-color="#4677bf" draw:marker-end="Marker_5f_0" draw:marker-end-width="0.455cm" svg:stroke-opacity="100%" draw:stroke-linejoin="round" svg:stroke-linecap="round" draw:fill="none" fo:padding-top="0.164cm" fo:padding-bottom="0.164cm" fo:padding-left="0.289cm" fo:padding-right="0.289cm" loext:decorative="false"/>
    </style:style>
    <style:style style:name="gr26" style:family="graphic" style:parent-style-name="standard">
      <style:graphic-properties svg:stroke-color="#3465a4" draw:fill="solid" draw:fill-color="#5eb91e" draw:textarea-horizontal-align="justify" draw:textarea-vertical-align="middle" draw:auto-grow-height="false" fo:min-height="0.5cm" fo:min-width="1.25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3465a4" draw:fill="solid" draw:fill-color="#5eb91e" draw:textarea-horizontal-align="justify" draw:textarea-vertical-align="middle" draw:auto-grow-height="false" fo:min-height="0.5cm" fo:min-width="1.26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start="Arrowheads_20_1" draw:marker-end="Arrowheads_20_1" draw:fill="none" draw:fill-color="#780373" draw:textarea-vertical-align="middle" loext:decorative="false"/>
    </style:style>
    <style:style style:name="gr29" style:family="graphic" style:parent-style-name="objectwithoutfill">
      <style:graphic-properties svg:stroke-width="0.08cm" draw:marker-start-width="0.47cm" draw:marker-end="Arrowheads_20_3" draw:marker-end-width="0.42cm" draw:fill="none" draw:fill-color="#780373" draw:textarea-vertical-align="middle" fo:padding-top="0.165cm" fo:padding-bottom="0.165cm" fo:padding-left="0.29cm" fo:padding-right="0.29cm" loext:decorative="false"/>
    </style:style>
    <style:style style:name="gr30" style:family="graphic" style:parent-style-name="objectwithoutfill">
      <style:graphic-properties draw:marker-end="Arrowheads_20_6" draw:marker-end-width="0.3cm" draw:fill="none" draw:fill-color="#780373" draw:textarea-vertical-align="middle" loext:decorative="false"/>
    </style:style>
    <style:style style:name="gr31" style:family="graphic" style:parent-style-name="objectwithoutfill">
      <style:graphic-properties draw:marker-end="Arrowheads_20_7" draw:marker-end-width="0.3cm" draw:fill="none" draw:fill-color="#780373" draw:textarea-vertical-align="middle" loext:decorative="false"/>
    </style:style>
    <style:style style:name="gr32" style:family="graphic" style:parent-style-name="standard">
      <style:graphic-properties draw:fill="solid" draw:fill-color="#780373" draw:textarea-vertical-align="middle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0.552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fill-color="#780373" fo:min-height="0.557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fill-color="#780373" fo:min-height="0.7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fo:min-height="0.385cm" fo:min-width="2.54cm" fo:padding-top="0.071cm" fo:padding-bottom="0.071cm" fo:padding-left="0.071cm" fo:padding-right="0.071cm" loext:decorative="false"/>
      <style:paragraph-properties style:writing-mode="lr-tb"/>
    </style:style>
    <style:style style:name="gr38" style:family="graphic" style:parent-style-name="standard">
      <style:graphic-properties draw:stroke="none" draw:fill="gradient" draw:fill-gradient-name="Gradient_5f_0" draw:shadow="hidden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fill-color="#780373" fo:min-height="0.32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a5a5a5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dde2cd"/>
    </style:style>
    <style:style style:name="P8" style:family="paragraph">
      <loext:graphic-properties draw:fill="solid" draw:fill-color="#99ccff"/>
    </style:style>
    <style:style style:name="P9" style:family="paragraph">
      <loext:graphic-properties draw:fill="solid" draw:fill-color="#993366"/>
    </style:style>
    <style:style style:name="P10" style:family="paragraph">
      <loext:graphic-properties draw:fill="solid" draw:fill-color="#c0c0c0"/>
    </style:style>
    <style:style style:name="P11" style:family="paragraph">
      <loext:graphic-properties draw:fill="solid" draw:fill-color="#bfbfbf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5eb91e"/>
      <style:paragraph-properties fo:text-align="center" style:writing-mode="lr-tb"/>
    </style:style>
    <style:style style:name="P14" style:family="paragraph">
      <loext:graphic-properties draw:fill="none" draw:fill-color="#780373"/>
      <style:paragraph-properties fo:text-align="center"/>
    </style:style>
    <style:style style:name="P15" style:family="paragraph">
      <loext:graphic-properties draw:fill="solid" draw:fill-color="#780373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780373"/>
    </style:style>
    <style:style style:name="P18" style:family="paragraph">
      <loext:graphic-properties draw:fill="gradient" draw:fill-gradient-name="Gradient_5f_0"/>
    </style:style>
    <style:style style:name="P19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color="#000000" loext:opacity="100%" style:font-name="Calibri" fo:font-size="30pt" fo:font-weight="bold" style:font-name-asian="Calibri" style:font-size-asian="30pt" style:font-weight-asian="bold" style:font-name-complex="Calibri" style:font-size-complex="30pt" style:font-weight-complex="bold"/>
    </style:style>
    <style:style style:name="T2" style:family="text">
      <style:text-properties fo:color="#000000" loext:opacity="100%" style:font-name="Arial" fo:font-size="4pt" style:font-name-asian="Arial" style:font-size-asian="4pt" style:font-name-complex="Arial" style:font-size-complex="4pt"/>
    </style:style>
    <style:style style:name="T3" style:family="text">
      <style:text-properties fo:color="#000000" loext:opacity="100%" style:font-name="Arial" fo:font-size="8pt" style:font-name-asian="Arial" style:font-size-asian="8pt" style:font-name-complex="Arial" style:font-size-complex="8pt"/>
    </style:style>
    <style:style style:name="T4" style:family="text">
      <style:text-properties fo:color="#000000" loext:opacity="100%" style:font-name="Arial" fo:font-size="6pt" style:font-name-asian="Arial" style:font-size-asian="6pt" style:font-name-complex="Arial" style:font-size-complex="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loext:opacity="100%" style:font-name="Arial" fo:font-size="6pt" fo:font-weight="bold" style:font-name-asian="Arial" style:font-size-asian="6pt" style:font-weight-asian="bold" style:font-name-complex="Arial" style:font-size-complex="6pt" style:font-weight-complex="bold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68cm" svg:height="9.454cm" svg:x="6.032cm" svg:y="14.796cm">
          <draw:image xlink:href="Pictures/10000000000002A90000024B60D67689.png" xlink:type="simple" xlink:show="embed" xlink:actuate="onLoad" draw:mime-type="image/png">
            <text:p/>
          </draw:image>
        </draw:frame>
        <draw:frame draw:style-name="gr2" draw:text-style-name="P3" draw:layer="layout" svg:width="6.096cm" svg:height="2.833cm" svg:x="4.875cm" svg:y="3.5cm">
          <draw:text-box>
            <text:p text:style-name="P2"><text:span text:style-name="T1">Selftest <text:s/></text:span></text:p>
            <text:p text:style-name="P2"><text:span text:style-name="T1">Diagram</text:span></text:p>
          </draw:text-box>
        </draw:frame>
        <draw:g draw:style-name="gr3">
          <draw:path draw:style-name="gr4" draw:text-style-name="P4" draw:layer="layout" svg:width="6.032cm" svg:height="5.228cm" svg:x="10.798cm" svg:y="2.75cm" svg:viewBox="0 0 6033 5229" svg:d="M4087 3747v510h308l291 365h1347v-4622h-1946v662h835v3085zM4922 662h-4622v3085h4622zM5170 5229l-775-972h-3620l-775 972zM2991 3747h-813v510h813z">
            <text:p/>
          </draw:path>
          <draw:path draw:style-name="gr5" draw:text-style-name="P5" draw:layer="layout" svg:width="6.032cm" svg:height="5.228cm" svg:x="10.798cm" svg:y="2.75cm" svg:viewBox="0 0 6033 5229" svg:d="M4087 3747v510h308l291 365h1347v-4622h-1946v662h835v3085zM4922 662h-4622v3085h4622zM5170 5229l-775-972h-3620l-775 972zM2991 3747h-813v510h813z">
            <text:p/>
          </draw:path>
        </draw:g>
        <draw:g draw:style-name="gr3">
          <draw:polygon draw:style-name="gr4" draw:text-style-name="P4" draw:layer="layout" svg:width="4.028cm" svg:height="2.5cm" svg:x="11.398cm" svg:y="3.719cm" svg:viewBox="0 0 4029 2501" draw:points="4029,0 0,0 0,2501 4029,2501">
            <text:p/>
          </draw:polygon>
          <draw:polygon draw:style-name="gr6" draw:text-style-name="P5" draw:layer="layout" svg:width="4.028cm" svg:height="2.5cm" svg:x="11.398cm" svg:y="3.719cm" svg:viewBox="0 0 4029 2501" draw:points="4029,0 0,0 0,2501 4029,2501">
            <text:p/>
          </draw:polygon>
        </draw:g>
        <draw:path draw:style-name="gr7" draw:text-style-name="P6" draw:layer="layout" svg:width="4.966cm" svg:height="4.672cm" svg:x="11.502cm" svg:y="3.105cm" svg:viewBox="0 0 4967 4673" svg:d="M4550 162h417v-162h-417zM4550 451h417v-162h-417zM3531 4295h-230l129 143h247zM3271 4042h-198l138 153h218zM3177 4295h-229l101 143h247zM2967 4042h-198l108 153h217zM2824 4295h-230l74 143h247zM2663 4042h-199l80 157h218zM2470 4295h-230l46 143h248zM2361 4053h-199l47 146h218zM2116 4295h-230l19 143h247zM2058 4065h-201l18 143h219zM1749 4065h-201l-9 143h219zM1763 4295h-230l-9 143h247zM1440 4065h-201l-37 143h219zM1409 4295h-229l-37 143h247zM2671 4530h-1622l-42 143h1734zM1131 4065h-201l-64 143h219zM1056 4295h-230l-65 143h248zM822 4065h-200l-93 143h219zM703 4295h-230l-93 143h248zM514 4065h-201l-120 143h219zM349 4295h-230l-119 143h247z">
          <text:p/>
        </draw:path>
        <draw:g draw:style-name="gr8">
          <draw:g draw:style-name="gr3">
            <draw:polygon draw:style-name="gr9" draw:text-style-name="P7" draw:layer="layout" svg:width="4.849cm" svg:height="2.183cm" svg:x="10.25cm" svg:y="9.75cm" svg:viewBox="0 0 4850 2184" draw:points="0,2184 4850,2184 4850,0 0,0">
              <text:p/>
            </draw:polygon>
            <draw:polygon draw:style-name="gr10" draw:text-style-name="P5" draw:layer="layout" svg:width="4.849cm" svg:height="2.183cm" svg:x="10.25cm" svg:y="9.75cm" svg:viewBox="0 0 4850 2184" draw:points="0,2184 4850,2184 4850,0 0,0">
              <text:p/>
            </draw:polygon>
          </draw:g>
          <draw:g draw:style-name="gr3">
            <draw:polygon draw:style-name="gr11" draw:text-style-name="P8" draw:layer="layout" svg:width="2.586cm" svg:height="0.835cm" svg:x="10.521cm" svg:y="10.051cm" svg:viewBox="0 0 2587 836" draw:points="0,836 2587,836 2587,0 0,0">
              <text:p/>
            </draw:polygon>
            <draw:polygon draw:style-name="gr12" draw:text-style-name="P5" draw:layer="layout" svg:width="2.586cm" svg:height="0.835cm" svg:x="10.521cm" svg:y="10.051cm" svg:viewBox="0 0 2587 836" draw:points="0,836 2587,836 2587,0 0,0">
              <text:p/>
            </draw:polygon>
          </draw:g>
          <draw:line draw:style-name="gr13" draw:text-style-name="P5" draw:layer="layout" svg:x1="10.747cm" svg:y1="10.747cm" svg:x2="11.013cm" svg:y2="10.747cm">
            <text:p/>
          </draw:line>
          <draw:line draw:style-name="gr13" draw:text-style-name="P5" draw:layer="layout" svg:x1="10.993cm" svg:y1="10.468cm" svg:x2="10.993cm" svg:y2="10.746cm">
            <text:p/>
          </draw:line>
          <draw:polyline draw:style-name="gr13" draw:text-style-name="P5" draw:layer="layout" svg:width="0.246cm" svg:height="0.557cm" svg:x="10.747cm" svg:y="10.19cm" svg:viewBox="0 0 247 558" draw:points="0,558 0,279 247,279 247,0">
            <text:p/>
          </draw:polyline>
          <draw:polyline draw:style-name="gr13" draw:text-style-name="P5" draw:layer="layout" svg:width="0.246cm" svg:height="0.278cm" svg:x="10.747cm" svg:y="10.19cm" svg:viewBox="0 0 247 279" draw:points="247,0 0,0 0,279">
            <text:p/>
          </draw:polyline>
          <draw:line draw:style-name="gr13" draw:text-style-name="P5" draw:layer="layout" svg:x1="11.137cm" svg:y1="10.747cm" svg:x2="11.403cm" svg:y2="10.747cm">
            <text:p/>
          </draw:line>
          <draw:line draw:style-name="gr13" draw:text-style-name="P5" draw:layer="layout" svg:x1="11.383cm" svg:y1="10.468cm" svg:x2="11.383cm" svg:y2="10.746cm">
            <text:p/>
          </draw:line>
          <draw:polyline draw:style-name="gr13" draw:text-style-name="P5" draw:layer="layout" svg:width="0.246cm" svg:height="0.557cm" svg:x="11.137cm" svg:y="10.19cm" svg:viewBox="0 0 247 558" draw:points="0,558 0,279 247,279 247,0">
            <text:p/>
          </draw:polyline>
          <draw:polyline draw:style-name="gr13" draw:text-style-name="P5" draw:layer="layout" svg:width="0.246cm" svg:height="0.278cm" svg:x="11.137cm" svg:y="10.19cm" svg:viewBox="0 0 247 279" draw:points="247,0 0,0 0,279">
            <text:p/>
          </draw:polyline>
          <draw:line draw:style-name="gr13" draw:text-style-name="P5" draw:layer="layout" svg:x1="11.506cm" svg:y1="10.747cm" svg:x2="11.772cm" svg:y2="10.747cm">
            <text:p/>
          </draw:line>
          <draw:line draw:style-name="gr13" draw:text-style-name="P5" draw:layer="layout" svg:x1="11.752cm" svg:y1="10.468cm" svg:x2="11.752cm" svg:y2="10.746cm">
            <text:p/>
          </draw:line>
          <draw:polyline draw:style-name="gr13" draw:text-style-name="P5" draw:layer="layout" svg:width="0.246cm" svg:height="0.557cm" svg:x="11.506cm" svg:y="10.19cm" svg:viewBox="0 0 247 558" draw:points="0,558 0,279 247,279 247,0">
            <text:p/>
          </draw:polyline>
          <draw:polyline draw:style-name="gr13" draw:text-style-name="P5" draw:layer="layout" svg:width="0.246cm" svg:height="0.278cm" svg:x="11.506cm" svg:y="10.19cm" svg:viewBox="0 0 247 279" draw:points="247,0 0,0 0,279">
            <text:p/>
          </draw:polyline>
          <draw:line draw:style-name="gr13" draw:text-style-name="P5" draw:layer="layout" svg:x1="11.865cm" svg:y1="10.747cm" svg:x2="12.131cm" svg:y2="10.747cm">
            <text:p/>
          </draw:line>
          <draw:line draw:style-name="gr13" draw:text-style-name="P5" draw:layer="layout" svg:x1="12.112cm" svg:y1="10.468cm" svg:x2="12.112cm" svg:y2="10.746cm">
            <text:p/>
          </draw:line>
          <draw:polyline draw:style-name="gr13" draw:text-style-name="P5" draw:layer="layout" svg:width="0.246cm" svg:height="0.557cm" svg:x="11.865cm" svg:y="10.19cm" svg:viewBox="0 0 247 558" draw:points="0,558 0,279 247,279 247,0">
            <text:p/>
          </draw:polyline>
          <draw:polyline draw:style-name="gr13" draw:text-style-name="P5" draw:layer="layout" svg:width="0.246cm" svg:height="0.278cm" svg:x="11.865cm" svg:y="10.19cm" svg:viewBox="0 0 247 279" draw:points="247,0 0,0 0,279">
            <text:p/>
          </draw:polyline>
          <draw:line draw:style-name="gr13" draw:text-style-name="P5" draw:layer="layout" svg:x1="12.255cm" svg:y1="10.747cm" svg:x2="12.521cm" svg:y2="10.747cm">
            <text:p/>
          </draw:line>
          <draw:line draw:style-name="gr13" draw:text-style-name="P5" draw:layer="layout" svg:x1="12.502cm" svg:y1="10.468cm" svg:x2="12.502cm" svg:y2="10.746cm">
            <text:p/>
          </draw:line>
          <draw:polyline draw:style-name="gr13" draw:text-style-name="P5" draw:layer="layout" svg:width="0.246cm" svg:height="0.557cm" svg:x="12.255cm" svg:y="10.19cm" svg:viewBox="0 0 247 558" draw:points="0,558 0,279 247,279 247,0">
            <text:p/>
          </draw:polyline>
          <draw:polyline draw:style-name="gr13" draw:text-style-name="P5" draw:layer="layout" svg:width="0.246cm" svg:height="0.278cm" svg:x="12.255cm" svg:y="10.19cm" svg:viewBox="0 0 247 279" draw:points="247,0 0,0 0,279">
            <text:p/>
          </draw:polyline>
          <draw:line draw:style-name="gr13" draw:text-style-name="P5" draw:layer="layout" svg:x1="12.625cm" svg:y1="10.747cm" svg:x2="12.891cm" svg:y2="10.747cm">
            <text:p/>
          </draw:line>
          <draw:line draw:style-name="gr13" draw:text-style-name="P5" draw:layer="layout" svg:x1="12.871cm" svg:y1="10.468cm" svg:x2="12.871cm" svg:y2="10.746cm">
            <text:p/>
          </draw:line>
          <draw:polyline draw:style-name="gr13" draw:text-style-name="P5" draw:layer="layout" svg:width="0.246cm" svg:height="0.557cm" svg:x="12.625cm" svg:y="10.19cm" svg:viewBox="0 0 247 558" draw:points="0,558 0,279 247,279 247,0">
            <text:p/>
          </draw:polyline>
          <draw:polyline draw:style-name="gr13" draw:text-style-name="P5" draw:layer="layout" svg:width="0.246cm" svg:height="0.278cm" svg:x="12.625cm" svg:y="10.19cm" svg:viewBox="0 0 247 279" draw:points="247,0 0,0 0,279">
            <text:p/>
          </draw:polyline>
          <draw:g draw:style-name="gr3">
            <draw:path draw:style-name="gr9" draw:text-style-name="P7" draw:layer="layout" svg:width="0.331cm" svg:height="0.331cm" svg:x="13.688cm" svg:y="10.213cm" svg:viewBox="0 0 332 332" svg:d="M0 166c0-29 8-58 22-83 15-25 36-46 61-61 25-14 54-22 83-22s58 8 83 22c25 15 46 36 61 61 14 25 22 54 22 83s-8 58-22 83c-15 25-36 46-61 61-25 14-54 22-83 22s-58-8-83-22c-25-15-46-36-61-61-14-25-22-54-22-83z">
              <text:p/>
            </draw:path>
            <draw:path draw:style-name="gr14" draw:text-style-name="P5" draw:layer="layout" svg:width="0.331cm" svg:height="0.331cm" svg:x="13.688cm" svg:y="10.213cm" svg:viewBox="0 0 332 332" svg:d="M0 166c0-29 8-58 22-83 15-25 36-46 61-61 25-14 54-22 83-22s58 8 83 22c25 15 46 36 61 61 14 25 22 54 22 83s-8 58-22 83c-15 25-36 46-61 61-25 14-54 22-83 22s-58-8-83-22c-25-15-46-36-61-61-14-25-22-54-22-83z">
              <text:p/>
            </draw:path>
          </draw:g>
          <draw:g draw:style-name="gr3">
            <draw:path draw:style-name="gr9" draw:text-style-name="P7" draw:layer="layout" svg:width="0.159cm" svg:height="0.159cm" svg:x="13.774cm" svg:y="10.299cm" svg:viewBox="0 0 160 160" svg:d="M0 80c0-14 4-28 11-40s17-22 29-29 26-11 40-11 28 4 40 11 22 17 29 29 11 26 11 40-4 28-11 40-17 22-29 29-26 11-40 11-28-4-40-11-22-17-29-29-11-26-11-40z">
              <text:p/>
            </draw:path>
            <draw:path draw:style-name="gr14" draw:text-style-name="P5" draw:layer="layout" svg:width="0.159cm" svg:height="0.159cm" svg:x="13.774cm" svg:y="10.299cm" svg:viewBox="0 0 160 160" svg:d="M0 80c0-14 4-28 11-40s17-22 29-29 26-11 40-11 28 4 40 11 22 17 29 29 11 26 11 40-4 28-11 40-17 22-29 29-26 11-40 11-28-4-40-11-22-17-29-29-11-26-11-40z">
              <text:p/>
            </draw:path>
          </draw:g>
          <draw:g draw:style-name="gr3">
            <draw:path draw:style-name="gr9" draw:text-style-name="P7" draw:layer="layout" svg:width="0.331cm" svg:height="0.331cm" svg:x="13.688cm" svg:y="10.721cm" svg:viewBox="0 0 332 332" svg:d="M0 166c0-29 8-58 22-83 15-25 36-46 61-61 25-14 54-22 83-22s58 8 83 22c25 15 46 36 61 61 14 25 22 54 22 83s-8 58-22 83c-15 25-36 46-61 61-25 14-54 22-83 22s-58-8-83-22c-25-15-46-36-61-61-14-25-22-54-22-83z">
              <text:p/>
            </draw:path>
            <draw:path draw:style-name="gr10" draw:text-style-name="P5" draw:layer="layout" svg:width="0.331cm" svg:height="0.331cm" svg:x="13.688cm" svg:y="10.721cm" svg:viewBox="0 0 332 332" svg:d="M0 166c0-29 8-58 22-83 15-25 36-46 61-61 25-14 54-22 83-22s58 8 83 22c25 15 46 36 61 61 14 25 22 54 22 83s-8 58-22 83c-15 25-36 46-61 61-25 14-54 22-83 22s-58-8-83-22c-25-15-46-36-61-61-14-25-22-54-22-83z">
              <text:p/>
            </draw:path>
          </draw:g>
          <draw:g draw:style-name="gr3">
            <draw:path draw:style-name="gr9" draw:text-style-name="P7" draw:layer="layout" svg:width="0.159cm" svg:height="0.159cm" svg:x="13.774cm" svg:y="10.807cm" svg:viewBox="0 0 160 160" svg:d="M0 80c0-14 4-28 11-40s17-22 29-29 26-11 40-11 28 4 40 11 22 17 29 29 11 26 11 40-4 28-11 40-17 22-29 29-26 11-40 11-28-4-40-11-22-17-29-29-11-26-11-40z">
              <text:p/>
            </draw:path>
            <draw:path draw:style-name="gr10" draw:text-style-name="P5" draw:layer="layout" svg:width="0.159cm" svg:height="0.159cm" svg:x="13.774cm" svg:y="10.807cm" svg:viewBox="0 0 160 160" svg:d="M0 80c0-14 4-28 11-40s17-22 29-29 26-11 40-11 28 4 40 11 22 17 29 29 11 26 11 40-4 28-11 40-17 22-29 29-26 11-40 11-28-4-40-11-22-17-29-29-11-26-11-40z">
              <text:p/>
            </draw:path>
          </draw:g>
          <draw:frame draw:style-name="gr15" draw:text-style-name="P5" draw:layer="layout" svg:width="0.679cm" svg:height="0.519cm" svg:x="13.066cm" svg:y="10.119cm">
            <draw:text-box>
              <text:p text:style-name="P2"><text:span text:style-name="T2">Sense HI</text:span></text:p>
            </draw:text-box>
          </draw:frame>
          <draw:frame draw:style-name="gr15" draw:text-style-name="P5" draw:layer="layout" svg:width="0.679cm" svg:height="0.519cm" svg:x="13.066cm" svg:y="10.67cm">
            <draw:text-box>
              <text:p text:style-name="P2"><text:span text:style-name="T2">Sense LOW</text:span></text:p>
            </draw:text-box>
          </draw:frame>
          <draw:g draw:style-name="gr3">
            <draw:path draw:style-name="gr9" draw:text-style-name="P7" draw:layer="layout" svg:width="0.331cm" svg:height="0.331cm" svg:x="14.25cm" svg:y="10.213cm" svg:viewBox="0 0 332 332" svg:d="M0 166c0-29 8-58 22-83 15-25 36-46 61-61 25-14 54-22 83-22s58 8 83 22c25 15 46 36 61 61 14 25 22 54 22 83s-8 58-22 83c-15 25-36 46-61 61-25 14-54 22-83 22s-58-8-83-22c-25-15-46-36-61-61-14-25-22-54-22-83z">
              <text:p/>
            </draw:path>
            <draw:path draw:style-name="gr14" draw:text-style-name="P5" draw:layer="layout" svg:width="0.331cm" svg:height="0.331cm" svg:x="14.25cm" svg:y="10.213cm" svg:viewBox="0 0 332 332" svg:d="M0 166c0-29 8-58 22-83 15-25 36-46 61-61 25-14 54-22 83-22s58 8 83 22c25 15 46 36 61 61 14 25 22 54 22 83s-8 58-22 83c-15 25-36 46-61 61-25 14-54 22-83 22s-58-8-83-22c-25-15-46-36-61-61-14-25-22-54-22-83z">
              <text:p/>
            </draw:path>
          </draw:g>
          <draw:g draw:style-name="gr3">
            <draw:path draw:style-name="gr9" draw:text-style-name="P7" draw:layer="layout" svg:width="0.159cm" svg:height="0.159cm" svg:x="14.336cm" svg:y="10.299cm" svg:viewBox="0 0 160 160" svg:d="M0 80c0-14 4-28 11-40s17-22 29-29 26-11 40-11 28 4 40 11 22 17 29 29 11 26 11 40-4 28-11 40-17 22-29 29-26 11-40 11-28-4-40-11-22-17-29-29-11-26-11-40z">
              <text:p/>
            </draw:path>
            <draw:path draw:style-name="gr14" draw:text-style-name="P5" draw:layer="layout" svg:width="0.159cm" svg:height="0.159cm" svg:x="14.336cm" svg:y="10.299cm" svg:viewBox="0 0 160 160" svg:d="M0 80c0-14 4-28 11-40s17-22 29-29 26-11 40-11 28 4 40 11 22 17 29 29 11 26 11 40-4 28-11 40-17 22-29 29-26 11-40 11-28-4-40-11-22-17-29-29-11-26-11-40z">
              <text:p/>
            </draw:path>
          </draw:g>
          <draw:g draw:style-name="gr3">
            <draw:path draw:style-name="gr9" draw:text-style-name="P7" draw:layer="layout" svg:width="0.331cm" svg:height="0.331cm" svg:x="14.25cm" svg:y="10.721cm" svg:viewBox="0 0 332 332" svg:d="M0 166c0-29 8-58 22-83 15-25 36-46 61-61 25-14 54-22 83-22s58 8 83 22c25 15 46 36 61 61 14 25 22 54 22 83s-8 58-22 83c-15 25-36 46-61 61-25 14-54 22-83 22s-58-8-83-22c-25-15-46-36-61-61-14-25-22-54-22-83z">
              <text:p/>
            </draw:path>
            <draw:path draw:style-name="gr10" draw:text-style-name="P5" draw:layer="layout" svg:width="0.331cm" svg:height="0.331cm" svg:x="14.25cm" svg:y="10.721cm" svg:viewBox="0 0 332 332" svg:d="M0 166c0-29 8-58 22-83 15-25 36-46 61-61 25-14 54-22 83-22s58 8 83 22c25 15 46 36 61 61 14 25 22 54 22 83s-8 58-22 83c-15 25-36 46-61 61-25 14-54 22-83 22s-58-8-83-22c-25-15-46-36-61-61-14-25-22-54-22-83z">
              <text:p/>
            </draw:path>
          </draw:g>
          <draw:g draw:style-name="gr3">
            <draw:path draw:style-name="gr9" draw:text-style-name="P7" draw:layer="layout" svg:width="0.159cm" svg:height="0.159cm" svg:x="14.336cm" svg:y="10.807cm" svg:viewBox="0 0 160 160" svg:d="M0 80c0-14 4-28 11-40s17-22 29-29 26-11 40-11 28 4 40 11 22 17 29 29 11 26 11 40-4 28-11 40-17 22-29 29-26 11-40 11-28-4-40-11-22-17-29-29-11-26-11-40z">
              <text:p/>
            </draw:path>
            <draw:path draw:style-name="gr10" draw:text-style-name="P5" draw:layer="layout" svg:width="0.159cm" svg:height="0.159cm" svg:x="14.336cm" svg:y="10.807cm" svg:viewBox="0 0 160 160" svg:d="M0 80c0-14 4-28 11-40s17-22 29-29 26-11 40-11 28 4 40 11 22 17 29 29 11 26 11 40-4 28-11 40-17 22-29 29-26 11-40 11-28-4-40-11-22-17-29-29-11-26-11-40z">
              <text:p/>
            </draw:path>
          </draw:g>
          <draw:frame draw:style-name="gr16" draw:text-style-name="P5" draw:layer="layout" svg:width="0.679cm" svg:height="0.331cm" svg:x="14.532cm" svg:y="10.182cm">
            <draw:text-box>
              <text:p text:style-name="P2"><text:span text:style-name="T2">HI</text:span></text:p>
            </draw:text-box>
          </draw:frame>
          <draw:frame draw:style-name="gr16" draw:text-style-name="P5" draw:layer="layout" svg:width="0.679cm" svg:height="0.331cm" svg:x="14.531cm" svg:y="10.72cm">
            <draw:text-box>
              <text:p text:style-name="P2"><text:span text:style-name="T2">LOW</text:span></text:p>
            </draw:text-box>
          </draw:frame>
          <draw:g draw:style-name="gr3">
            <draw:path draw:style-name="gr9" draw:text-style-name="P7" draw:layer="layout" svg:width="0.331cm" svg:height="0.331cm" svg:x="14.25cm" svg:y="11.29cm" svg:viewBox="0 0 332 332" svg:d="M0 166c0-29 8-58 22-83 15-25 36-46 61-61 25-14 54-22 83-22s58 8 83 22c25 15 46 36 61 61 14 25 22 54 22 83s-8 58-22 83c-15 25-36 46-61 61-25 14-54 22-83 22s-58-8-83-22c-25-15-46-36-61-61-14-25-22-54-22-83z">
              <text:p/>
            </draw:path>
            <draw:path draw:style-name="gr17" draw:text-style-name="P5" draw:layer="layout" svg:width="0.331cm" svg:height="0.331cm" svg:x="14.25cm" svg:y="11.29cm" svg:viewBox="0 0 332 332" svg:d="M0 166c0-29 8-58 22-83 15-25 36-46 61-61 25-14 54-22 83-22s58 8 83 22c25 15 46 36 61 61 14 25 22 54 22 83s-8 58-22 83c-15 25-36 46-61 61-25 14-54 22-83 22s-58-8-83-22c-25-15-46-36-61-61-14-25-22-54-22-83z">
              <text:p/>
            </draw:path>
          </draw:g>
          <draw:g draw:style-name="gr3">
            <draw:path draw:style-name="gr9" draw:text-style-name="P7" draw:layer="layout" svg:width="0.159cm" svg:height="0.159cm" svg:x="14.336cm" svg:y="11.376cm" svg:viewBox="0 0 160 160" svg:d="M0 80c0-14 4-28 11-40s17-22 29-29 26-11 40-11 28 4 40 11 22 17 29 29 11 26 11 40-4 28-11 40-17 22-29 29-26 11-40 11-28-4-40-11-22-17-29-29-11-26-11-40z">
              <text:p/>
            </draw:path>
            <draw:path draw:style-name="gr17" draw:text-style-name="P5" draw:layer="layout" svg:width="0.159cm" svg:height="0.159cm" svg:x="14.336cm" svg:y="11.376cm" svg:viewBox="0 0 160 160" svg:d="M0 80c0-14 4-28 11-40s17-22 29-29 26-11 40-11 28 4 40 11 22 17 29 29 11 26 11 40-4 28-11 40-17 22-29 29-26 11-40 11-28-4-40-11-22-17-29-29-11-26-11-40z">
              <text:p/>
            </draw:path>
          </draw:g>
          <draw:frame draw:style-name="gr16" draw:text-style-name="P5" draw:layer="layout" svg:width="0.679cm" svg:height="0.331cm" svg:x="14.509cm" svg:y="11.258cm">
            <draw:text-box>
              <text:p text:style-name="P2"><text:span text:style-name="T2">AMP</text:span></text:p>
            </draw:text-box>
          </draw:frame>
          <draw:g draw:style-name="gr3">
            <draw:path draw:style-name="gr18" draw:text-style-name="P9" draw:layer="layout" svg:width="0.198cm" svg:height="0.224cm" svg:x="10.722cm" svg:y="10.976cm" svg:viewBox="0 0 199 225" svg:d="M0 113c0-20 5-40 13-57 9-17 22-31 37-41s32-15 49-15c18 0 35 5 50 15s28 24 37 41c8 17 13 37 13 56v1c0 19-5 39-13 56-9 17-22 31-37 41s-32 15-50 15c-17 0-34-5-49-15s-28-24-37-41c-8-17-13-37-13-56z">
              <text:p/>
            </draw:path>
            <draw:path draw:style-name="gr10" draw:text-style-name="P5" draw:layer="layout" svg:width="0.198cm" svg:height="0.224cm" svg:x="10.722cm" svg:y="10.976cm" svg:viewBox="0 0 199 225" svg:d="M0 113c0-20 5-40 13-57 9-17 22-31 37-41s32-15 49-15c18 0 35 5 50 15s28 24 37 41c8 17 13 37 13 56v1c0 19-5 39-13 56-9 17-22 31-37 41s-32 15-50 15c-17 0-34-5-49-15s-28-24-37-41c-8-17-13-37-13-56z">
              <text:p/>
            </draw:path>
          </draw:g>
          <draw:g draw:style-name="gr3">
            <draw:path draw:style-name="gr18" draw:text-style-name="P9" draw:layer="layout" svg:width="0.198cm" svg:height="0.224cm" svg:x="11.006cm" svg:y="10.976cm" svg:viewBox="0 0 199 225" svg:d="M0 113c0-20 5-40 13-57 9-17 22-31 37-41s32-15 49-15c18 0 35 5 50 15s28 24 37 41c8 17 13 37 13 56v1c0 19-5 39-13 56-9 17-22 31-37 41s-32 15-50 15c-17 0-34-5-49-15s-28-24-37-41c-8-17-13-37-13-56z">
              <text:p/>
            </draw:path>
            <draw:path draw:style-name="gr10" draw:text-style-name="P5" draw:layer="layout" svg:width="0.198cm" svg:height="0.224cm" svg:x="11.006cm" svg:y="10.976cm" svg:viewBox="0 0 199 225" svg:d="M0 113c0-20 5-40 13-57 9-17 22-31 37-41s32-15 49-15c18 0 35 5 50 15s28 24 37 41c8 17 13 37 13 56v1c0 19-5 39-13 56-9 17-22 31-37 41s-32 15-50 15c-17 0-34-5-49-15s-28-24-37-41c-8-17-13-37-13-56z">
              <text:p/>
            </draw:path>
          </draw:g>
          <draw:g draw:style-name="gr3">
            <draw:path draw:style-name="gr18" draw:text-style-name="P9" draw:layer="layout" svg:width="0.198cm" svg:height="0.224cm" svg:x="11.295cm" svg:y="10.976cm" svg:viewBox="0 0 199 225" svg:d="M0 113c0-20 5-40 13-57 9-17 22-31 37-41s32-15 49-15c18 0 35 5 50 15s28 24 37 41c8 17 13 37 13 56v1c0 19-5 39-13 56-9 17-22 31-37 41s-32 15-50 15c-17 0-34-5-49-15s-28-24-37-41c-8-17-13-37-13-56z">
              <text:p/>
            </draw:path>
            <draw:path draw:style-name="gr10" draw:text-style-name="P5" draw:layer="layout" svg:width="0.198cm" svg:height="0.224cm" svg:x="11.295cm" svg:y="10.976cm" svg:viewBox="0 0 199 225" svg:d="M0 113c0-20 5-40 13-57 9-17 22-31 37-41s32-15 49-15c18 0 35 5 50 15s28 24 37 41c8 17 13 37 13 56v1c0 19-5 39-13 56-9 17-22 31-37 41s-32 15-50 15c-17 0-34-5-49-15s-28-24-37-41c-8-17-13-37-13-56z">
              <text:p/>
            </draw:path>
          </draw:g>
          <draw:g draw:style-name="gr3">
            <draw:path draw:style-name="gr18" draw:text-style-name="P9" draw:layer="layout" svg:width="0.198cm" svg:height="0.224cm" svg:x="11.579cm" svg:y="10.976cm" svg:viewBox="0 0 199 225" svg:d="M0 113c0-20 5-40 13-57 9-17 22-31 37-41s32-15 49-15c18 0 35 5 50 15s28 24 37 41c8 17 13 37 13 56v1c0 19-5 39-13 56-9 17-22 31-37 41s-32 15-50 15c-17 0-34-5-49-15s-28-24-37-41c-8-17-13-37-13-56z">
              <text:p/>
            </draw:path>
            <draw:path draw:style-name="gr10" draw:text-style-name="P5" draw:layer="layout" svg:width="0.198cm" svg:height="0.224cm" svg:x="11.579cm" svg:y="10.976cm" svg:viewBox="0 0 199 225" svg:d="M0 113c0-20 5-40 13-57 9-17 22-31 37-41s32-15 49-15c18 0 35 5 50 15s28 24 37 41c8 17 13 37 13 56v1c0 19-5 39-13 56-9 17-22 31-37 41s-32 15-50 15c-17 0-34-5-49-15s-28-24-37-41c-8-17-13-37-13-56z">
              <text:p/>
            </draw:path>
          </draw:g>
          <draw:g draw:style-name="gr3">
            <draw:path draw:style-name="gr18" draw:text-style-name="P9" draw:layer="layout" svg:width="0.198cm" svg:height="0.224cm" svg:x="11.851cm" svg:y="10.976cm" svg:viewBox="0 0 199 225" svg:d="M0 113c0-20 5-40 13-57 9-17 22-31 37-41s32-15 49-15c18 0 35 5 50 15s28 24 37 41c8 17 13 37 13 56v1c0 19-5 39-13 56-9 17-22 31-37 41s-32 15-50 15c-17 0-34-5-49-15s-28-24-37-41c-8-17-13-37-13-56z">
              <text:p/>
            </draw:path>
            <draw:path draw:style-name="gr10" draw:text-style-name="P5" draw:layer="layout" svg:width="0.198cm" svg:height="0.224cm" svg:x="11.851cm" svg:y="10.976cm" svg:viewBox="0 0 199 225" svg:d="M0 113c0-20 5-40 13-57 9-17 22-31 37-41s32-15 49-15c18 0 35 5 50 15s28 24 37 41c8 17 13 37 13 56v1c0 19-5 39-13 56-9 17-22 31-37 41s-32 15-50 15c-17 0-34-5-49-15s-28-24-37-41c-8-17-13-37-13-56z">
              <text:p/>
            </draw:path>
          </draw:g>
          <draw:g draw:style-name="gr3">
            <draw:path draw:style-name="gr18" draw:text-style-name="P9" draw:layer="layout" svg:width="0.198cm" svg:height="0.224cm" svg:x="12.134cm" svg:y="10.976cm" svg:viewBox="0 0 199 225" svg:d="M0 113c0-20 5-40 13-57 9-17 22-31 37-41s32-15 49-15c18 0 35 5 50 15s28 24 37 41c8 17 13 37 13 56v1c0 19-5 39-13 56-9 17-22 31-37 41s-32 15-50 15c-17 0-34-5-49-15s-28-24-37-41c-8-17-13-37-13-56z">
              <text:p/>
            </draw:path>
            <draw:path draw:style-name="gr10" draw:text-style-name="P5" draw:layer="layout" svg:width="0.198cm" svg:height="0.224cm" svg:x="12.134cm" svg:y="10.976cm" svg:viewBox="0 0 199 225" svg:d="M0 113c0-20 5-40 13-57 9-17 22-31 37-41s32-15 49-15c18 0 35 5 50 15s28 24 37 41c8 17 13 37 13 56v1c0 19-5 39-13 56-9 17-22 31-37 41s-32 15-50 15c-17 0-34-5-49-15s-28-24-37-41c-8-17-13-37-13-56z">
              <text:p/>
            </draw:path>
          </draw:g>
          <draw:g draw:style-name="gr3">
            <draw:path draw:style-name="gr18" draw:text-style-name="P9" draw:layer="layout" svg:width="0.198cm" svg:height="0.224cm" svg:x="12.424cm" svg:y="10.976cm" svg:viewBox="0 0 199 225" svg:d="M0 113c0-20 5-40 13-57 9-17 22-31 37-41s32-15 49-15c18 0 35 5 50 15s28 24 37 41c8 17 13 37 13 56v1c0 19-5 39-13 56-9 17-22 31-37 41s-32 15-50 15c-17 0-34-5-49-15s-28-24-37-41c-8-17-13-37-13-56z">
              <text:p/>
            </draw:path>
            <draw:path draw:style-name="gr10" draw:text-style-name="P5" draw:layer="layout" svg:width="0.198cm" svg:height="0.224cm" svg:x="12.424cm" svg:y="10.976cm" svg:viewBox="0 0 199 225" svg:d="M0 113c0-20 5-40 13-57 9-17 22-31 37-41s32-15 49-15c18 0 35 5 50 15s28 24 37 41c8 17 13 37 13 56v1c0 19-5 39-13 56-9 17-22 31-37 41s-32 15-50 15c-17 0-34-5-49-15s-28-24-37-41c-8-17-13-37-13-56z">
              <text:p/>
            </draw:path>
          </draw:g>
          <draw:g draw:style-name="gr3">
            <draw:path draw:style-name="gr18" draw:text-style-name="P9" draw:layer="layout" svg:width="0.198cm" svg:height="0.224cm" svg:x="12.707cm" svg:y="10.976cm" svg:viewBox="0 0 199 225" svg:d="M0 113c0-20 5-40 13-57 9-17 22-31 37-41s32-15 49-15c18 0 35 5 50 15s28 24 37 41c8 17 13 37 13 56v1c0 19-5 39-13 56-9 17-22 31-37 41s-32 15-50 15c-17 0-34-5-49-15s-28-24-37-41c-8-17-13-37-13-56z">
              <text:p/>
            </draw:path>
            <draw:path draw:style-name="gr10" draw:text-style-name="P5" draw:layer="layout" svg:width="0.198cm" svg:height="0.224cm" svg:x="12.707cm" svg:y="10.976cm" svg:viewBox="0 0 199 225" svg:d="M0 113c0-20 5-40 13-57 9-17 22-31 37-41s32-15 49-15c18 0 35 5 50 15s28 24 37 41c8 17 13 37 13 56v1c0 19-5 39-13 56-9 17-22 31-37 41s-32 15-50 15c-17 0-34-5-49-15s-28-24-37-41c-8-17-13-37-13-56z">
              <text:p/>
            </draw:path>
          </draw:g>
          <draw:frame draw:style-name="gr19" draw:text-style-name="P5" draw:layer="layout" svg:width="2.061cm" svg:height="0.524cm" svg:x="10.389cm" svg:y="11.327cm">
            <draw:text-box>
              <text:p text:style-name="P2"><text:span text:style-name="T3">MULTIMETER</text:span></text:p>
            </draw:text-box>
          </draw:frame>
        </draw:g>
        <draw:g draw:style-name="gr8">
          <draw:g draw:style-name="gr3">
            <draw:polygon draw:style-name="gr9" draw:text-style-name="P7" draw:layer="layout" svg:width="4.749cm" svg:height="2.183cm" svg:x="1cm" svg:y="9.75cm" svg:viewBox="0 0 4750 2184" draw:points="0,2184 4750,2184 4750,0 0,0">
              <text:p/>
            </draw:polygon>
            <draw:polygon draw:style-name="gr10" draw:text-style-name="P5" draw:layer="layout" svg:width="4.749cm" svg:height="2.183cm" svg:x="1cm" svg:y="9.75cm" svg:viewBox="0 0 4750 2184" draw:points="0,2184 4750,2184 4750,0 0,0">
              <text:p/>
            </draw:polygon>
          </draw:g>
          <draw:g draw:style-name="gr3">
            <draw:polygon draw:style-name="gr20" draw:text-style-name="P10" draw:layer="layout" svg:width="2.143cm" svg:height="1.429cm" svg:x="1.121cm" svg:y="9.889cm" svg:viewBox="0 0 2144 1430" draw:points="1826,1430 2144,1430 2144,317 1826,0 0,0 0,317 0,1430">
              <text:p/>
            </draw:polygon>
            <draw:polygon draw:style-name="gr10" draw:text-style-name="P5" draw:layer="layout" svg:width="2.143cm" svg:height="1.429cm" svg:x="1.121cm" svg:y="9.889cm" svg:viewBox="0 0 2144 1430" draw:points="1826,1430 2144,1430 2144,317 1826,0 0,0 0,317 0,1430">
              <text:p/>
            </draw:polygon>
          </draw:g>
          <draw:g draw:style-name="gr3">
            <draw:path draw:style-name="gr9" draw:text-style-name="P7" draw:layer="layout" svg:width="0.374cm" svg:height="0.374cm" svg:x="3.768cm" svg:y="10.468cm" svg:viewBox="0 0 375 375" svg:d="M0 188c0-33 9-65 25-94 17-28 40-52 69-68 28-17 61-26 93-26 33 0 66 9 94 26 29 16 52 40 69 68 16 29 25 61 25 94s-9 65-25 94c-17 28-40 52-69 68-28 17-61 25-93 25-33 0-66-8-94-25-29-16-52-40-69-68-16-29-25-61-25-94z">
              <text:p/>
            </draw:path>
            <draw:path draw:style-name="gr10" draw:text-style-name="P5" draw:layer="layout" svg:width="0.374cm" svg:height="0.374cm" svg:x="3.768cm" svg:y="10.468cm" svg:viewBox="0 0 375 375" svg:d="M0 188c0-33 9-65 25-94 17-28 40-52 69-68 28-17 61-26 93-26 33 0 66 9 94 26 29 16 52 40 69 68 16 29 25 61 25 94s-9 65-25 94c-17 28-40 52-69 68-28 17-61 25-93 25-33 0-66-8-94-25-29-16-52-40-69-68-16-29-25-61-25-94z">
              <text:p/>
            </draw:path>
          </draw:g>
          <draw:line draw:style-name="gr10" draw:text-style-name="P5" draw:layer="layout" svg:x1="3.955cm" svg:y1="10.656cm" svg:x2="4.084cm" svg:y2="10.519cm">
            <text:p/>
          </draw:line>
          <draw:g draw:style-name="gr3">
            <draw:path draw:style-name="gr9" draw:text-style-name="P7" draw:layer="layout" svg:width="0.374cm" svg:height="0.374cm" svg:x="4.364cm" svg:y="10.468cm" svg:viewBox="0 0 375 375" svg:d="M0 188c0-33 9-65 25-94 17-28 40-52 69-68 28-17 61-26 93-26 33 0 66 9 94 26 29 16 52 40 69 68 16 29 25 61 25 94s-9 65-25 94c-17 28-40 52-69 68-28 17-61 25-93 25-33 0-66-8-94-25-29-16-52-40-69-68-16-29-25-61-25-94z">
              <text:p/>
            </draw:path>
            <draw:path draw:style-name="gr10" draw:text-style-name="P5" draw:layer="layout" svg:width="0.374cm" svg:height="0.374cm" svg:x="4.364cm" svg:y="10.468cm" svg:viewBox="0 0 375 375" svg:d="M0 188c0-33 9-65 25-94 17-28 40-52 69-68 28-17 61-26 93-26 33 0 66 9 94 26 29 16 52 40 69 68 16 29 25 61 25 94s-9 65-25 94c-17 28-40 52-69 68-28 17-61 25-93 25-33 0-66-8-94-25-29-16-52-40-69-68-16-29-25-61-25-94z">
              <text:p/>
            </draw:path>
          </draw:g>
          <draw:line draw:style-name="gr10" draw:text-style-name="P5" draw:layer="layout" svg:x1="4.551cm" svg:y1="10.656cm" svg:x2="4.68cm" svg:y2="10.519cm">
            <text:p/>
          </draw:line>
          <draw:g draw:style-name="gr3">
            <draw:path draw:style-name="gr9" draw:text-style-name="P7" draw:layer="layout" svg:width="0.374cm" svg:height="0.374cm" svg:x="5.144cm" svg:y="10.468cm" svg:viewBox="0 0 375 375" svg:d="M0 188c0-33 9-65 25-94 17-28 40-52 69-68 28-17 61-26 93-26 33 0 66 9 94 26 29 16 52 40 69 68 16 29 25 61 25 94s-9 65-25 94c-17 28-40 52-69 68-28 17-61 25-93 25-33 0-66-8-94-25-29-16-52-40-69-68-16-29-25-61-25-94z">
              <text:p/>
            </draw:path>
            <draw:path draw:style-name="gr10" draw:text-style-name="P5" draw:layer="layout" svg:width="0.374cm" svg:height="0.374cm" svg:x="5.144cm" svg:y="10.468cm" svg:viewBox="0 0 375 375" svg:d="M0 188c0-33 9-65 25-94 17-28 40-52 69-68 28-17 61-26 93-26 33 0 66 9 94 26 29 16 52 40 69 68 16 29 25 61 25 94s-9 65-25 94c-17 28-40 52-69 68-28 17-61 25-93 25-33 0-66-8-94-25-29-16-52-40-69-68-16-29-25-61-25-94z">
              <text:p/>
            </draw:path>
          </draw:g>
          <draw:g draw:style-name="gr3">
            <draw:path draw:style-name="gr9" draw:text-style-name="P7" draw:layer="layout" svg:width="0.308cm" svg:height="0.308cm" svg:x="4.56cm" svg:y="11.482cm" svg:viewBox="0 0 309 309" svg:d="M0 155c0-27 7-54 21-77 13-24 33-43 56-57 24-13 50-21 77-21 28 0 54 8 78 21 23 14 43 33 56 57 14 23 21 50 21 77s-7 54-21 77c-13 24-33 43-56 57-24 13-50 20-77 20-28 0-54-7-78-20-23-14-43-33-56-57-14-23-21-50-21-77z">
              <text:p/>
            </draw:path>
            <draw:path draw:style-name="gr21" draw:text-style-name="P5" draw:layer="layout" svg:width="0.308cm" svg:height="0.308cm" svg:x="4.56cm" svg:y="11.482cm" svg:viewBox="0 0 309 309" svg:d="M0 155c0-27 7-54 21-77 13-24 33-43 56-57 24-13 50-21 77-21 28 0 54 8 78 21 23 14 43 33 56 57 14 23 21 50 21 77s-7 54-21 77c-13 24-33 43-56 57-24 13-50 20-77 20-28 0-54-7-78-20-23-14-43-33-56-57-14-23-21-50-21-77z">
              <text:p/>
            </draw:path>
          </draw:g>
          <draw:g draw:style-name="gr3">
            <draw:path draw:style-name="gr9" draw:text-style-name="P7" draw:layer="layout" svg:width="0.148cm" svg:height="0.148cm" svg:x="4.64cm" svg:y="11.562cm" svg:viewBox="0 0 149 149" svg:d="M0 75c0-13 3-26 10-37 7-12 16-21 27-28 12-6 24-10 37-10 14 0 26 4 38 10 11 7 20 16 27 28 7 11 10 24 10 37s-3 26-10 37c-7 12-16 21-27 28-12 6-24 9-37 9-14 0-26-3-38-9-11-7-20-16-27-28-7-11-10-24-10-37z">
              <text:p/>
            </draw:path>
            <draw:path draw:style-name="gr21" draw:text-style-name="P5" draw:layer="layout" svg:width="0.148cm" svg:height="0.148cm" svg:x="4.64cm" svg:y="11.562cm" svg:viewBox="0 0 149 149" svg:d="M0 75c0-13 3-26 10-37 7-12 16-21 27-28 12-6 24-10 37-10 14 0 26 4 38 10 11 7 20 16 27 28 7 11 10 24 10 37s-3 26-10 37c-7 12-16 21-27 28-12 6-24 9-37 9-14 0-26-3-38-9-11-7-20-16-27-28-7-11-10-24-10-37z">
              <text:p/>
            </draw:path>
          </draw:g>
          <draw:g draw:style-name="gr3">
            <draw:path draw:style-name="gr9" draw:text-style-name="P7" draw:layer="layout" svg:width="0.308cm" svg:height="0.308cm" svg:x="5.192cm" svg:y="11.502cm" svg:viewBox="0 0 309 309" svg:d="M0 155c0-27 7-54 21-77 13-24 33-43 56-57 24-13 50-21 77-21 28 0 54 8 78 21 23 14 43 33 56 57 14 23 21 50 21 77s-7 54-21 77c-13 24-33 43-56 57-24 13-50 20-77 20-28 0-54-7-78-20-23-14-43-33-56-57-14-23-21-50-21-77z">
              <text:p/>
            </draw:path>
            <draw:path draw:style-name="gr21" draw:text-style-name="P5" draw:layer="layout" svg:width="0.308cm" svg:height="0.308cm" svg:x="5.192cm" svg:y="11.502cm" svg:viewBox="0 0 309 309" svg:d="M0 155c0-27 7-54 21-77 13-24 33-43 56-57 24-13 50-21 77-21 28 0 54 8 78 21 23 14 43 33 56 57 14 23 21 50 21 77s-7 54-21 77c-13 24-33 43-56 57-24 13-50 20-77 20-28 0-54-7-78-20-23-14-43-33-56-57-14-23-21-50-21-77z">
              <text:p/>
            </draw:path>
          </draw:g>
          <draw:g draw:style-name="gr3">
            <draw:path draw:style-name="gr9" draw:text-style-name="P7" draw:layer="layout" svg:width="0.148cm" svg:height="0.148cm" svg:x="5.272cm" svg:y="11.582cm" svg:viewBox="0 0 149 149" svg:d="M0 75c0-13 3-26 10-37 7-12 16-21 27-28 12-6 24-10 37-10 14 0 26 4 38 10 11 7 20 16 27 28 7 11 10 24 10 37s-3 26-10 37c-7 12-16 21-27 28-12 6-24 9-37 9-14 0-26-3-38-9-11-7-20-16-27-28-7-11-10-24-10-37z">
              <text:p/>
            </draw:path>
            <draw:path draw:style-name="gr21" draw:text-style-name="P5" draw:layer="layout" svg:width="0.148cm" svg:height="0.148cm" svg:x="5.272cm" svg:y="11.582cm" svg:viewBox="0 0 149 149" svg:d="M0 75c0-13 3-26 10-37 7-12 16-21 27-28 12-6 24-10 37-10 14 0 26 4 38 10 11 7 20 16 27 28 7 11 10 24 10 37s-3 26-10 37c-7 12-16 21-27 28-12 6-24 9-37 9-14 0-26-3-38-9-11-7-20-16-27-28-7-11-10-24-10-37z">
              <text:p/>
            </draw:path>
          </draw:g>
          <draw:g draw:style-name="gr3">
            <draw:polygon draw:style-name="gr9" draw:text-style-name="P7" draw:layer="layout" svg:width="0.159cm" svg:height="0.106cm" svg:x="3.343cm" svg:y="10.022cm" svg:viewBox="0 0 160 107" draw:points="0,107 160,107 160,0 0,0">
              <text:p/>
            </draw:polygon>
            <draw:polygon draw:style-name="gr13" draw:text-style-name="P5" draw:layer="layout" svg:width="0.159cm" svg:height="0.106cm" svg:x="3.343cm" svg:y="10.022cm" svg:viewBox="0 0 160 107" draw:points="0,107 160,107 160,0 0,0">
              <text:p/>
            </draw:polygon>
          </draw:g>
          <draw:g draw:style-name="gr3">
            <draw:polygon draw:style-name="gr9" draw:text-style-name="P7" draw:layer="layout" svg:width="0.159cm" svg:height="0.106cm" svg:x="3.343cm" svg:y="10.233cm" svg:viewBox="0 0 160 107" draw:points="0,107 160,107 160,0 0,0">
              <text:p/>
            </draw:polygon>
            <draw:polygon draw:style-name="gr13" draw:text-style-name="P5" draw:layer="layout" svg:width="0.159cm" svg:height="0.106cm" svg:x="3.343cm" svg:y="10.233cm" svg:viewBox="0 0 160 107" draw:points="0,107 160,107 160,0 0,0">
              <text:p/>
            </draw:polygon>
          </draw:g>
          <draw:g draw:style-name="gr3">
            <draw:polygon draw:style-name="gr9" draw:text-style-name="P7" draw:layer="layout" svg:width="0.159cm" svg:height="0.106cm" svg:x="3.343cm" svg:y="10.445cm" svg:viewBox="0 0 160 107" draw:points="0,107 160,107 160,0 0,0">
              <text:p/>
            </draw:polygon>
            <draw:polygon draw:style-name="gr13" draw:text-style-name="P5" draw:layer="layout" svg:width="0.159cm" svg:height="0.106cm" svg:x="3.343cm" svg:y="10.445cm" svg:viewBox="0 0 160 107" draw:points="0,107 160,107 160,0 0,0">
              <text:p/>
            </draw:polygon>
          </draw:g>
          <draw:g draw:style-name="gr3">
            <draw:polygon draw:style-name="gr9" draw:text-style-name="P7" draw:layer="layout" svg:width="0.159cm" svg:height="0.106cm" svg:x="3.343cm" svg:y="10.657cm" svg:viewBox="0 0 160 107" draw:points="0,107 160,107 160,0 0,0">
              <text:p/>
            </draw:polygon>
            <draw:polygon draw:style-name="gr13" draw:text-style-name="P5" draw:layer="layout" svg:width="0.159cm" svg:height="0.106cm" svg:x="3.343cm" svg:y="10.657cm" svg:viewBox="0 0 160 107" draw:points="0,107 160,107 160,0 0,0">
              <text:p/>
            </draw:polygon>
          </draw:g>
          <draw:g draw:style-name="gr3">
            <draw:polygon draw:style-name="gr9" draw:text-style-name="P7" draw:layer="layout" svg:width="0.159cm" svg:height="0.106cm" svg:x="3.345cm" svg:y="10.855cm" svg:viewBox="0 0 160 107" draw:points="0,107 160,107 160,0 0,0">
              <text:p/>
            </draw:polygon>
            <draw:polygon draw:style-name="gr13" draw:text-style-name="P5" draw:layer="layout" svg:width="0.159cm" svg:height="0.106cm" svg:x="3.345cm" svg:y="10.855cm" svg:viewBox="0 0 160 107" draw:points="0,107 160,107 160,0 0,0">
              <text:p/>
            </draw:polygon>
          </draw:g>
          <draw:frame draw:style-name="gr22" draw:text-style-name="P5" draw:layer="layout" svg:width="1.043cm" svg:height="0.428cm" svg:x="4.178cm" svg:y="11.104cm">
            <draw:text-box>
              <text:p text:style-name="P2"><text:span text:style-name="T4">CH-1</text:span></text:p>
            </draw:text-box>
          </draw:frame>
          <draw:frame draw:style-name="gr22" draw:text-style-name="P5" draw:layer="layout" svg:width="1.043cm" svg:height="0.428cm" svg:x="4.802cm" svg:y="11.104cm">
            <draw:text-box>
              <text:p text:style-name="P2"><text:span text:style-name="T4">CH-2</text:span></text:p>
            </draw:text-box>
          </draw:frame>
          <draw:g draw:style-name="gr3">
            <draw:polygon draw:style-name="gr9" draw:text-style-name="P7" draw:layer="layout" svg:width="0.159cm" svg:height="0.106cm" svg:x="3.876cm" svg:y="10.233cm" svg:viewBox="0 0 160 107" draw:points="0,107 160,107 160,0 0,0">
              <text:p/>
            </draw:polygon>
            <draw:polygon draw:style-name="gr13" draw:text-style-name="P5" draw:layer="layout" svg:width="0.159cm" svg:height="0.106cm" svg:x="3.876cm" svg:y="10.233cm" svg:viewBox="0 0 160 107" draw:points="0,107 160,107 160,0 0,0">
              <text:p/>
            </draw:polygon>
          </draw:g>
          <draw:g draw:style-name="gr3">
            <draw:polygon draw:style-name="gr9" draw:text-style-name="P7" draw:layer="layout" svg:width="0.159cm" svg:height="0.106cm" svg:x="4.472cm" svg:y="10.233cm" svg:viewBox="0 0 160 107" draw:points="0,107 160,107 160,0 0,0">
              <text:p/>
            </draw:polygon>
            <draw:polygon draw:style-name="gr13" draw:text-style-name="P5" draw:layer="layout" svg:width="0.159cm" svg:height="0.106cm" svg:x="4.472cm" svg:y="10.233cm" svg:viewBox="0 0 160 107" draw:points="0,107 160,107 160,0 0,0">
              <text:p/>
            </draw:polygon>
          </draw:g>
          <draw:g draw:style-name="gr3">
            <draw:polygon draw:style-name="gr9" draw:text-style-name="P7" draw:layer="layout" svg:width="0.159cm" svg:height="0.106cm" svg:x="5.252cm" svg:y="10.233cm" svg:viewBox="0 0 160 107" draw:points="0,107 160,107 160,0 0,0">
              <text:p/>
            </draw:polygon>
            <draw:polygon draw:style-name="gr13" draw:text-style-name="P5" draw:layer="layout" svg:width="0.159cm" svg:height="0.106cm" svg:x="5.252cm" svg:y="10.233cm" svg:viewBox="0 0 160 107" draw:points="0,107 160,107 160,0 0,0">
              <text:p/>
            </draw:polygon>
          </draw:g>
          <draw:frame draw:style-name="gr19" draw:text-style-name="P5" draw:layer="layout" svg:width="2.401cm" svg:height="0.524cm" svg:x="1.221cm" svg:y="11.399cm">
            <draw:text-box>
              <text:p text:style-name="P2"><text:span text:style-name="T3">OSCILLOSCOPE</text:span></text:p>
            </draw:text-box>
          </draw:frame>
        </draw:g>
        <draw:g draw:style-name="gr8">
          <draw:g draw:style-name="gr3">
            <draw:polygon draw:style-name="gr9" draw:text-style-name="P7" draw:layer="layout" svg:width="3.999cm" svg:height="2.183cm" svg:x="6cm" svg:y="9.75cm" svg:viewBox="0 0 4000 2184" draw:points="0,2184 4000,2184 4000,0 0,0">
              <text:p/>
            </draw:polygon>
            <draw:polygon draw:style-name="gr10" draw:text-style-name="P5" draw:layer="layout" svg:width="3.999cm" svg:height="2.183cm" svg:x="6cm" svg:y="9.75cm" svg:viewBox="0 0 4000 2184" draw:points="0,2184 4000,2184 4000,0 0,0">
              <text:p/>
            </draw:polygon>
          </draw:g>
          <draw:g draw:style-name="gr3">
            <draw:polygon draw:style-name="gr11" draw:text-style-name="P8" draw:layer="layout" svg:width="1.951cm" svg:height="0.835cm" svg:x="6.271cm" svg:y="10.051cm" svg:viewBox="0 0 1952 836" draw:points="0,836 1952,836 1952,0 0,0">
              <text:p/>
            </draw:polygon>
            <draw:polygon draw:style-name="gr12" draw:text-style-name="P5" draw:layer="layout" svg:width="1.951cm" svg:height="0.835cm" svg:x="6.271cm" svg:y="10.051cm" svg:viewBox="0 0 1952 836" draw:points="0,836 1952,836 1952,0 0,0">
              <text:p/>
            </draw:polygon>
          </draw:g>
          <draw:line draw:style-name="gr13" draw:text-style-name="P5" draw:layer="layout" svg:x1="6.441cm" svg:y1="10.747cm" svg:x2="6.642cm" svg:y2="10.747cm">
            <text:p/>
          </draw:line>
          <draw:line draw:style-name="gr13" draw:text-style-name="P5" draw:layer="layout" svg:x1="6.627cm" svg:y1="10.468cm" svg:x2="6.627cm" svg:y2="10.746cm">
            <text:p/>
          </draw:line>
          <draw:polyline draw:style-name="gr13" draw:text-style-name="P5" draw:layer="layout" svg:width="0.186cm" svg:height="0.557cm" svg:x="6.441cm" svg:y="10.19cm" svg:viewBox="0 0 187 558" draw:points="0,558 0,279 187,279 187,0">
            <text:p/>
          </draw:polyline>
          <draw:polyline draw:style-name="gr13" draw:text-style-name="P5" draw:layer="layout" svg:width="0.186cm" svg:height="0.278cm" svg:x="6.441cm" svg:y="10.19cm" svg:viewBox="0 0 187 279" draw:points="187,0 0,0 0,279">
            <text:p/>
          </draw:polyline>
          <draw:line draw:style-name="gr13" draw:text-style-name="P5" draw:layer="layout" svg:x1="6.736cm" svg:y1="10.747cm" svg:x2="6.937cm" svg:y2="10.747cm">
            <text:p/>
          </draw:line>
          <draw:line draw:style-name="gr13" draw:text-style-name="P5" draw:layer="layout" svg:x1="6.922cm" svg:y1="10.468cm" svg:x2="6.922cm" svg:y2="10.746cm">
            <text:p/>
          </draw:line>
          <draw:polyline draw:style-name="gr13" draw:text-style-name="P5" draw:layer="layout" svg:width="0.186cm" svg:height="0.557cm" svg:x="6.736cm" svg:y="10.19cm" svg:viewBox="0 0 187 558" draw:points="0,558 0,279 187,279 187,0">
            <text:p/>
          </draw:polyline>
          <draw:polyline draw:style-name="gr13" draw:text-style-name="P5" draw:layer="layout" svg:width="0.186cm" svg:height="0.278cm" svg:x="6.736cm" svg:y="10.19cm" svg:viewBox="0 0 187 279" draw:points="187,0 0,0 0,279">
            <text:p/>
          </draw:polyline>
          <draw:line draw:style-name="gr13" draw:text-style-name="P5" draw:layer="layout" svg:x1="7.014cm" svg:y1="10.747cm" svg:x2="7.215cm" svg:y2="10.747cm">
            <text:p/>
          </draw:line>
          <draw:line draw:style-name="gr13" draw:text-style-name="P5" draw:layer="layout" svg:x1="7.2cm" svg:y1="10.468cm" svg:x2="7.2cm" svg:y2="10.746cm">
            <text:p/>
          </draw:line>
          <draw:polyline draw:style-name="gr13" draw:text-style-name="P5" draw:layer="layout" svg:width="0.186cm" svg:height="0.557cm" svg:x="7.014cm" svg:y="10.19cm" svg:viewBox="0 0 187 558" draw:points="0,558 0,279 187,279 187,0">
            <text:p/>
          </draw:polyline>
          <draw:polyline draw:style-name="gr13" draw:text-style-name="P5" draw:layer="layout" svg:width="0.186cm" svg:height="0.278cm" svg:x="7.014cm" svg:y="10.19cm" svg:viewBox="0 0 187 279" draw:points="187,0 0,0 0,279">
            <text:p/>
          </draw:polyline>
          <draw:line draw:style-name="gr13" draw:text-style-name="P5" draw:layer="layout" svg:x1="7.285cm" svg:y1="10.747cm" svg:x2="7.486cm" svg:y2="10.747cm">
            <text:p/>
          </draw:line>
          <draw:line draw:style-name="gr13" draw:text-style-name="P5" draw:layer="layout" svg:x1="7.471cm" svg:y1="10.468cm" svg:x2="7.471cm" svg:y2="10.746cm">
            <text:p/>
          </draw:line>
          <draw:polyline draw:style-name="gr13" draw:text-style-name="P5" draw:layer="layout" svg:width="0.186cm" svg:height="0.557cm" svg:x="7.285cm" svg:y="10.19cm" svg:viewBox="0 0 187 558" draw:points="0,558 0,279 187,279 187,0">
            <text:p/>
          </draw:polyline>
          <draw:polyline draw:style-name="gr13" draw:text-style-name="P5" draw:layer="layout" svg:width="0.186cm" svg:height="0.278cm" svg:x="7.285cm" svg:y="10.19cm" svg:viewBox="0 0 187 279" draw:points="187,0 0,0 0,279">
            <text:p/>
          </draw:polyline>
          <draw:line draw:style-name="gr13" draw:text-style-name="P5" draw:layer="layout" svg:x1="7.58cm" svg:y1="10.747cm" svg:x2="7.781cm" svg:y2="10.747cm">
            <text:p/>
          </draw:line>
          <draw:line draw:style-name="gr13" draw:text-style-name="P5" draw:layer="layout" svg:x1="7.766cm" svg:y1="10.468cm" svg:x2="7.766cm" svg:y2="10.746cm">
            <text:p/>
          </draw:line>
          <draw:polyline draw:style-name="gr13" draw:text-style-name="P5" draw:layer="layout" svg:width="0.186cm" svg:height="0.557cm" svg:x="7.58cm" svg:y="10.19cm" svg:viewBox="0 0 187 558" draw:points="0,558 0,279 187,279 187,0">
            <text:p/>
          </draw:polyline>
          <draw:polyline draw:style-name="gr13" draw:text-style-name="P5" draw:layer="layout" svg:width="0.186cm" svg:height="0.278cm" svg:x="7.58cm" svg:y="10.19cm" svg:viewBox="0 0 187 279" draw:points="187,0 0,0 0,279">
            <text:p/>
          </draw:polyline>
          <draw:line draw:style-name="gr13" draw:text-style-name="P5" draw:layer="layout" svg:x1="7.859cm" svg:y1="10.747cm" svg:x2="8.06cm" svg:y2="10.747cm">
            <text:p/>
          </draw:line>
          <draw:line draw:style-name="gr13" draw:text-style-name="P5" draw:layer="layout" svg:x1="8.044cm" svg:y1="10.468cm" svg:x2="8.044cm" svg:y2="10.746cm">
            <text:p/>
          </draw:line>
          <draw:polyline draw:style-name="gr13" draw:text-style-name="P5" draw:layer="layout" svg:width="0.186cm" svg:height="0.557cm" svg:x="7.859cm" svg:y="10.19cm" svg:viewBox="0 0 187 558" draw:points="0,558 0,279 187,279 187,0">
            <text:p/>
          </draw:polyline>
          <draw:polyline draw:style-name="gr13" draw:text-style-name="P5" draw:layer="layout" svg:width="0.186cm" svg:height="0.278cm" svg:x="7.859cm" svg:y="10.19cm" svg:viewBox="0 0 187 279" draw:points="187,0 0,0 0,279">
            <text:p/>
          </draw:polyline>
          <draw:g draw:style-name="gr3">
            <draw:path draw:style-name="gr9" draw:text-style-name="P7" draw:layer="layout" svg:width="0.331cm" svg:height="0.331cm" svg:x="9.5cm" svg:y="11.29cm" svg:viewBox="0 0 332 332" svg:d="M0 166c0-29 8-58 22-83 15-25 36-46 61-61 25-14 54-22 83-22s58 8 83 22c25 15 46 36 61 61 14 25 22 54 22 83s-8 58-22 83c-15 25-36 46-61 61-25 14-54 22-83 22s-58-8-83-22c-25-15-46-36-61-61-14-25-22-54-22-83z">
              <text:p/>
            </draw:path>
            <draw:path draw:style-name="gr23" draw:text-style-name="P5" draw:layer="layout" svg:width="0.331cm" svg:height="0.331cm" svg:x="9.5cm" svg:y="11.29cm" svg:viewBox="0 0 332 332" svg:d="M0 166c0-29 8-58 22-83 15-25 36-46 61-61 25-14 54-22 83-22s58 8 83 22c25 15 46 36 61 61 14 25 22 54 22 83s-8 58-22 83c-15 25-36 46-61 61-25 14-54 22-83 22s-58-8-83-22c-25-15-46-36-61-61-14-25-22-54-22-83z">
              <text:p/>
            </draw:path>
          </draw:g>
          <draw:g draw:style-name="gr3">
            <draw:path draw:style-name="gr9" draw:text-style-name="P7" draw:layer="layout" svg:width="0.159cm" svg:height="0.159cm" svg:x="9.586cm" svg:y="11.376cm" svg:viewBox="0 0 160 160" svg:d="M0 80c0-14 4-28 11-40s17-22 29-29 26-11 40-11 28 4 40 11 22 17 29 29 11 26 11 40-4 28-11 40-17 22-29 29-26 11-40 11-28-4-40-11-22-17-29-29-11-26-11-40z">
              <text:p/>
            </draw:path>
            <draw:path draw:style-name="gr23" draw:text-style-name="P5" draw:layer="layout" svg:width="0.159cm" svg:height="0.159cm" svg:x="9.586cm" svg:y="11.376cm" svg:viewBox="0 0 160 160" svg:d="M0 80c0-14 4-28 11-40s17-22 29-29 26-11 40-11 28 4 40 11 22 17 29 29 11 26 11 40-4 28-11 40-17 22-29 29-26 11-40 11-28-4-40-11-22-17-29-29-11-26-11-40z">
              <text:p/>
            </draw:path>
          </draw:g>
          <draw:frame draw:style-name="gr16" draw:text-style-name="P5" draw:layer="layout" svg:width="0.679cm" svg:height="0.331cm" svg:x="9.36cm" svg:y="10.958cm">
            <draw:text-box>
              <text:p text:style-name="P2"><text:span text:style-name="T2">OUT</text:span></text:p>
            </draw:text-box>
          </draw:frame>
          <draw:frame draw:style-name="gr19" draw:text-style-name="P5" draw:layer="layout" svg:width="3.334cm" svg:height="0.524cm" svg:x="6.139cm" svg:y="11.327cm">
            <draw:text-box>
              <text:p text:style-name="P2"><text:span text:style-name="T3">SIGNAL GENERATOR</text:span></text:p>
            </draw:text-box>
          </draw:frame>
          <draw:g draw:style-name="gr3">
            <draw:polygon draw:style-name="gr24" draw:text-style-name="P11" draw:layer="layout" svg:width="0.159cm" svg:height="0.12cm" svg:x="8.857cm" svg:y="9.99cm" svg:viewBox="0 0 160 121" draw:points="0,121 160,121 160,0 0,0">
              <text:p/>
            </draw:polygon>
            <draw:polygon draw:style-name="gr13" draw:text-style-name="P5" draw:layer="layout" svg:width="0.159cm" svg:height="0.12cm" svg:x="8.857cm" svg:y="9.99cm" svg:viewBox="0 0 160 121" draw:points="0,121 160,121 160,0 0,0">
              <text:p/>
            </draw:polygon>
          </draw:g>
          <draw:g draw:style-name="gr3">
            <draw:polygon draw:style-name="gr24" draw:text-style-name="P11" draw:layer="layout" svg:width="0.159cm" svg:height="0.12cm" svg:x="8.857cm" svg:y="10.229cm" svg:viewBox="0 0 160 121" draw:points="0,121 160,121 160,0 0,0">
              <text:p/>
            </draw:polygon>
            <draw:polygon draw:style-name="gr13" draw:text-style-name="P5" draw:layer="layout" svg:width="0.159cm" svg:height="0.12cm" svg:x="8.857cm" svg:y="10.229cm" svg:viewBox="0 0 160 121" draw:points="0,121 160,121 160,0 0,0">
              <text:p/>
            </draw:polygon>
          </draw:g>
          <draw:g draw:style-name="gr3">
            <draw:polygon draw:style-name="gr24" draw:text-style-name="P11" draw:layer="layout" svg:width="0.159cm" svg:height="0.12cm" svg:x="8.857cm" svg:y="10.468cm" svg:viewBox="0 0 160 121" draw:points="0,121 160,121 160,0 0,0">
              <text:p/>
            </draw:polygon>
            <draw:polygon draw:style-name="gr13" draw:text-style-name="P5" draw:layer="layout" svg:width="0.159cm" svg:height="0.12cm" svg:x="8.857cm" svg:y="10.468cm" svg:viewBox="0 0 160 121" draw:points="0,121 160,121 160,0 0,0">
              <text:p/>
            </draw:polygon>
          </draw:g>
          <draw:g draw:style-name="gr3">
            <draw:polygon draw:style-name="gr24" draw:text-style-name="P11" draw:layer="layout" svg:width="0.159cm" svg:height="0.12cm" svg:x="8.857cm" svg:y="10.737cm" svg:viewBox="0 0 160 121" draw:points="0,121 160,121 160,0 0,0">
              <text:p/>
            </draw:polygon>
            <draw:polygon draw:style-name="gr13" draw:text-style-name="P5" draw:layer="layout" svg:width="0.159cm" svg:height="0.12cm" svg:x="8.857cm" svg:y="10.737cm" svg:viewBox="0 0 160 121" draw:points="0,121 160,121 160,0 0,0">
              <text:p/>
            </draw:polygon>
          </draw:g>
          <draw:g draw:style-name="gr3">
            <draw:polygon draw:style-name="gr24" draw:text-style-name="P11" draw:layer="layout" svg:width="0.159cm" svg:height="0.12cm" svg:x="9.175cm" svg:y="9.99cm" svg:viewBox="0 0 160 121" draw:points="0,121 160,121 160,0 0,0">
              <text:p/>
            </draw:polygon>
            <draw:polygon draw:style-name="gr13" draw:text-style-name="P5" draw:layer="layout" svg:width="0.159cm" svg:height="0.12cm" svg:x="9.175cm" svg:y="9.99cm" svg:viewBox="0 0 160 121" draw:points="0,121 160,121 160,0 0,0">
              <text:p/>
            </draw:polygon>
          </draw:g>
          <draw:g draw:style-name="gr3">
            <draw:polygon draw:style-name="gr24" draw:text-style-name="P11" draw:layer="layout" svg:width="0.159cm" svg:height="0.12cm" svg:x="9.175cm" svg:y="10.229cm" svg:viewBox="0 0 160 121" draw:points="0,121 160,121 160,0 0,0">
              <text:p/>
            </draw:polygon>
            <draw:polygon draw:style-name="gr13" draw:text-style-name="P5" draw:layer="layout" svg:width="0.159cm" svg:height="0.12cm" svg:x="9.175cm" svg:y="10.229cm" svg:viewBox="0 0 160 121" draw:points="0,121 160,121 160,0 0,0">
              <text:p/>
            </draw:polygon>
          </draw:g>
          <draw:g draw:style-name="gr3">
            <draw:polygon draw:style-name="gr24" draw:text-style-name="P11" draw:layer="layout" svg:width="0.159cm" svg:height="0.12cm" svg:x="9.175cm" svg:y="10.468cm" svg:viewBox="0 0 160 121" draw:points="0,121 160,121 160,0 0,0">
              <text:p/>
            </draw:polygon>
            <draw:polygon draw:style-name="gr13" draw:text-style-name="P5" draw:layer="layout" svg:width="0.159cm" svg:height="0.12cm" svg:x="9.175cm" svg:y="10.468cm" svg:viewBox="0 0 160 121" draw:points="0,121 160,121 160,0 0,0">
              <text:p/>
            </draw:polygon>
          </draw:g>
          <draw:g draw:style-name="gr3">
            <draw:polygon draw:style-name="gr24" draw:text-style-name="P11" draw:layer="layout" svg:width="0.159cm" svg:height="0.12cm" svg:x="9.175cm" svg:y="10.737cm" svg:viewBox="0 0 160 121" draw:points="0,121 160,121 160,0 0,0">
              <text:p/>
            </draw:polygon>
            <draw:polygon draw:style-name="gr13" draw:text-style-name="P5" draw:layer="layout" svg:width="0.159cm" svg:height="0.12cm" svg:x="9.175cm" svg:y="10.737cm" svg:viewBox="0 0 160 121" draw:points="0,121 160,121 160,0 0,0">
              <text:p/>
            </draw:polygon>
          </draw:g>
          <draw:g draw:style-name="gr3">
            <draw:polygon draw:style-name="gr24" draw:text-style-name="P11" draw:layer="layout" svg:width="0.159cm" svg:height="0.12cm" svg:x="9.492cm" svg:y="9.99cm" svg:viewBox="0 0 160 121" draw:points="0,121 160,121 160,0 0,0">
              <text:p/>
            </draw:polygon>
            <draw:polygon draw:style-name="gr13" draw:text-style-name="P5" draw:layer="layout" svg:width="0.159cm" svg:height="0.12cm" svg:x="9.492cm" svg:y="9.99cm" svg:viewBox="0 0 160 121" draw:points="0,121 160,121 160,0 0,0">
              <text:p/>
            </draw:polygon>
          </draw:g>
          <draw:g draw:style-name="gr3">
            <draw:polygon draw:style-name="gr24" draw:text-style-name="P11" draw:layer="layout" svg:width="0.159cm" svg:height="0.12cm" svg:x="9.492cm" svg:y="10.229cm" svg:viewBox="0 0 160 121" draw:points="0,121 160,121 160,0 0,0">
              <text:p/>
            </draw:polygon>
            <draw:polygon draw:style-name="gr13" draw:text-style-name="P5" draw:layer="layout" svg:width="0.159cm" svg:height="0.12cm" svg:x="9.492cm" svg:y="10.229cm" svg:viewBox="0 0 160 121" draw:points="0,121 160,121 160,0 0,0">
              <text:p/>
            </draw:polygon>
          </draw:g>
          <draw:g draw:style-name="gr3">
            <draw:polygon draw:style-name="gr24" draw:text-style-name="P11" draw:layer="layout" svg:width="0.159cm" svg:height="0.12cm" svg:x="9.492cm" svg:y="10.468cm" svg:viewBox="0 0 160 121" draw:points="0,121 160,121 160,0 0,0">
              <text:p/>
            </draw:polygon>
            <draw:polygon draw:style-name="gr13" draw:text-style-name="P5" draw:layer="layout" svg:width="0.159cm" svg:height="0.12cm" svg:x="9.492cm" svg:y="10.468cm" svg:viewBox="0 0 160 121" draw:points="0,121 160,121 160,0 0,0">
              <text:p/>
            </draw:polygon>
          </draw:g>
          <draw:g draw:style-name="gr3">
            <draw:polygon draw:style-name="gr24" draw:text-style-name="P11" draw:layer="layout" svg:width="0.159cm" svg:height="0.12cm" svg:x="9.492cm" svg:y="10.737cm" svg:viewBox="0 0 160 121" draw:points="0,121 160,121 160,0 0,0">
              <text:p/>
            </draw:polygon>
            <draw:polygon draw:style-name="gr13" draw:text-style-name="P5" draw:layer="layout" svg:width="0.159cm" svg:height="0.12cm" svg:x="9.492cm" svg:y="10.737cm" svg:viewBox="0 0 160 121" draw:points="0,121 160,121 160,0 0,0">
              <text:p/>
            </draw:polygon>
          </draw:g>
        </draw:g>
        <draw:polyline draw:style-name="gr25" draw:text-style-name="P5" draw:layer="layout" svg:width="2.841cm" svg:height="2.999cm" svg:x="4.658cm" svg:y="11.75cm" svg:viewBox="0 0 2842 3000" draw:points="0,0 0,964 2842,964 2842,3000">
          <text:p/>
        </draw:polyline>
        <draw:polyline draw:style-name="gr25" draw:text-style-name="P5" draw:layer="layout" svg:width="4.624cm" svg:height="4.624cm" svg:x="9.5cm" svg:y="10.625cm" svg:viewBox="0 0 4625 4625" draw:points="4625,0 4625,1542 0,1542 0,4625">
          <text:p/>
        </draw:polyline>
        <draw:polyline draw:style-name="gr25" draw:text-style-name="P5" draw:layer="layout" svg:width="0.899cm" svg:height="3.249cm" svg:x="8.75cm" svg:y="11.5cm" svg:viewBox="0 0 900 3250" draw:points="900,0 500,500 0,1044 0,3250">
          <text:p/>
        </draw:polyline>
        <draw:custom-shape draw:style-name="gr26" draw:text-style-name="P13" draw:layer="layout" svg:width="1.75cm" svg:height="0.75cm" draw:transform="rotate (1.5707963267949) translate (13.65cm 14.6cm)">
          <text:p text:style-name="P12"><text:span text:style-name="T4">LOOPBACK CTRL IN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3" draw:layer="layout" svg:width="1.76cm" svg:height="0.75cm" draw:transform="rotate (1.5707963267949) translate (11.85cm 14.61cm)">
          <text:p text:style-name="P12"><text:span text:style-name="T4">LOOPBACK J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4" draw:layer="layout" svg:x1="12cm" svg:y1="14.25cm" svg:x2="12cm" svg:y2="15.25cm">
          <text:p/>
        </draw:line>
        <draw:line draw:style-name="gr29" draw:text-style-name="P14" draw:layer="layout" svg:x1="12.25cm" svg:y1="14.5cm" svg:x2="12.25cm" svg:y2="15.25cm">
          <text:p/>
        </draw:line>
        <draw:line draw:style-name="gr29" draw:text-style-name="P14" draw:layer="layout" svg:x1="14.1cm" svg:y1="14.5cm" svg:x2="14.1cm" svg:y2="15.25cm">
          <text:p/>
        </draw:line>
        <draw:line draw:style-name="gr29" draw:text-style-name="P14" draw:layer="layout" svg:x1="12.25cm" svg:y1="14.48cm" svg:x2="12.25cm" svg:y2="15.23cm">
          <text:p/>
        </draw:line>
        <draw:line draw:style-name="gr30" draw:text-style-name="P14" draw:layer="layout" svg:x1="12.85cm" svg:y1="14.5cm" svg:x2="12.85cm" svg:y2="15.25cm">
          <text:p/>
        </draw:line>
        <draw:line draw:style-name="gr30" draw:text-style-name="P14" xml:id="id9" draw:id="id9" draw:layer="layout" svg:x1="12.85cm" svg:y1="14.5cm" svg:x2="12.85cm" svg:y2="15.25cm">
          <text:p/>
        </draw:line>
        <draw:line draw:style-name="gr30" draw:text-style-name="P14" draw:layer="layout" svg:x1="13.5cm" svg:y1="14.5cm" svg:x2="13.5cm" svg:y2="15.25cm">
          <text:p/>
        </draw:line>
        <draw:line draw:style-name="gr30" draw:text-style-name="P14" xml:id="id7" draw:id="id7" draw:layer="layout" svg:x1="13.5cm" svg:y1="14.5cm" svg:x2="13.5cm" svg:y2="15.25cm">
          <text:p/>
        </draw:line>
        <draw:line draw:style-name="gr30" draw:text-style-name="P14" xml:id="id5" draw:id="id5" draw:layer="layout" svg:x1="15cm" svg:y1="14.35cm" svg:x2="15cm" svg:y2="15.1cm">
          <text:p/>
        </draw:line>
        <draw:line draw:style-name="gr31" draw:text-style-name="P14" draw:layer="layout" svg:x1="17.5cm" svg:y1="6.5cm" svg:x2="16.75cm" svg:y2="6.5cm">
          <text:p/>
        </draw:line>
        <draw:line draw:style-name="gr31" draw:text-style-name="P14" xml:id="id2" draw:id="id2" draw:layer="layout" svg:x1="17.75cm" svg:y1="5.85cm" svg:x2="16.75cm" svg:y2="5.85cm">
          <text:p/>
        </draw:line>
        <draw:line draw:style-name="gr31" draw:text-style-name="P14" xml:id="id1" draw:id="id1" draw:layer="layout" svg:x1="17.501cm" svg:y1="6.5cm" svg:x2="16.751cm" svg:y2="6.5cm">
          <text:p/>
        </draw:line>
        <draw:line draw:style-name="gr31" draw:text-style-name="P14" xml:id="id4" draw:id="id4" draw:layer="layout" svg:x1="18cm" svg:y1="5.25cm" svg:x2="16.75cm" svg:y2="5.25cm">
          <text:p/>
        </draw:line>
        <draw:connector draw:style-name="gr32" draw:text-style-name="P15" xml:id="id10" draw:id="id10" draw:layer="layout" draw:line-skew="0.797cm" svg:x1="17.501cm" svg:y1="6.5cm" svg:x2="15.24cm" svg:y2="9.006cm" draw:start-shape="id1" draw:start-glue-point="1" svg:d="M17501 6500v2375h-2261v131" svg:viewBox="0 0 2262 2507">
          <text:p/>
        </draw:connector>
        <draw:connector draw:style-name="gr32" draw:text-style-name="P15" xml:id="id8" draw:id="id8" draw:layer="layout" draw:line-skew="1.246cm" svg:x1="17.75cm" svg:y1="5.85cm" svg:x2="15.445cm" svg:y2="9.508cm" draw:start-shape="id2" draw:start-glue-point="1" svg:d="M17750 5850v3400h-2305v258" svg:viewBox="0 0 2306 3659">
          <text:p/>
        </draw:connector>
        <draw:frame draw:style-name="gr33" draw:text-style-name="P16" draw:layer="layout" svg:width="2cm" svg:height="0.806cm" svg:x="18.25cm" svg:y="4.9cm">
          <draw:text-box>
            <text:p><text:span text:style-name="T5">Serial</text:span></text:p>
          </draw:text-box>
        </draw:frame>
        <draw:frame draw:style-name="gr34" draw:text-style-name="P17" draw:layer="layout" svg:width="1.768cm" svg:height="0.807cm" svg:x="18.25cm" svg:y="6.193cm">
          <draw:text-box>
            <text:p><text:span text:style-name="T5">Usb</text:span></text:p>
          </draw:text-box>
        </draw:frame>
        <draw:frame draw:style-name="gr35" draw:text-style-name="P17" draw:layer="layout" svg:width="2.5cm" svg:height="0.95cm" svg:x="18.25cm" svg:y="5.55cm">
          <draw:text-box>
            <text:p><text:span text:style-name="T5">Ethernet</text:span></text:p>
          </draw:text-box>
        </draw:frame>
        <draw:frame draw:style-name="gr1" draw:text-style-name="P1" draw:layer="layout" svg:width="2.5cm" svg:height="1.074cm" svg:x="15.5cm" svg:y="13.5cm">
          <draw:image xlink:href="Pictures/100000000000056E000002553C958125.jpg" xlink:type="simple" xlink:show="embed" xlink:actuate="onLoad" draw:mime-type="image/jpeg">
            <text:p/>
          </draw:image>
        </draw:frame>
        <draw:line draw:style-name="gr30" draw:text-style-name="P14" draw:layer="layout" svg:x1="16.35cm" svg:y1="14.5cm" svg:x2="16.35cm" svg:y2="15.25cm">
          <text:p/>
        </draw:line>
        <draw:custom-shape draw:style-name="gr26" draw:text-style-name="P13" draw:layer="layout" svg:width="1.75cm" svg:height="0.75cm" draw:transform="rotate (1.5707963267949) translate (12.15cm 26.5cm)">
          <text:p text:style-name="P12"><text:span text:style-name="T4">Usb Flash Dr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14" draw:layer="layout" svg:x1="12.5cm" svg:y1="24.71cm" svg:x2="12.5cm" svg:y2="23.96cm">
          <text:p/>
        </draw:line>
        <draw:line draw:style-name="gr30" draw:text-style-name="P14" draw:layer="layout" svg:x1="12.5cm" svg:y1="24.711cm" svg:x2="12.5cm" svg:y2="23.961cm">
          <text:p/>
        </draw:line>
        <draw:line draw:style-name="gr30" draw:text-style-name="P14" xml:id="id3" draw:id="id3" draw:layer="layout" svg:x1="13.25cm" svg:y1="24.75cm" svg:x2="13.25cm" svg:y2="24cm">
          <text:p/>
        </draw:line>
        <draw:connector draw:style-name="gr32" draw:text-style-name="P15" draw:layer="layout" draw:line-skew="-1.733cm" svg:x1="13.25cm" svg:y1="24.75cm" svg:x2="16.066cm" svg:y2="26.046cm" draw:start-shape="id3" draw:start-glue-point="2" svg:d="M13250 24750v1296h2816" svg:viewBox="0 0 2817 1297">
          <text:p/>
        </draw:connector>
        <draw:frame draw:style-name="gr36" draw:text-style-name="P16" draw:layer="layout" svg:width="3.5cm" svg:height="0.725cm" svg:x="16.25cm" svg:y="25.75cm">
          <draw:text-box>
            <text:p><text:span text:style-name="T6">Ethernet Switch</text:span></text:p>
          </draw:text-box>
        </draw:frame>
        <draw:frame draw:style-name="gr37" draw:text-style-name="P5" draw:layer="layout" svg:width="3.334cm" svg:height="0.527cm" svg:x="15.363cm" svg:y="11.442cm">
          <draw:text-box>
            <text:p text:style-name="P2"><text:span text:style-name="T3">POWER SUPPLY</text:span></text:p>
          </draw:text-box>
        </draw:frame>
        <draw:g draw:style-name="gr8">
          <draw:g draw:style-name="gr3">
            <draw:polygon draw:style-name="gr38" draw:text-style-name="P18" draw:layer="layout" svg:width="4.648cm" svg:height="2.183cm" svg:x="15.901cm" svg:y="9.75cm" svg:viewBox="0 0 4649 2184" draw:points="0,2184 4649,2184 4649,0 0,0">
              <text:p/>
            </draw:polygon>
            <draw:polygon draw:style-name="gr12" draw:text-style-name="P5" draw:layer="layout" svg:width="4.648cm" svg:height="2.183cm" svg:x="15.901cm" svg:y="9.75cm" svg:viewBox="0 0 4649 2184" draw:points="0,2184 4649,2184 4649,0 0,0">
              <text:p/>
            </draw:polygon>
          </draw:g>
          <draw:g draw:style-name="gr3">
            <draw:polygon draw:style-name="gr11" draw:text-style-name="P8" draw:layer="layout" svg:width="1.157cm" svg:height="0.594cm" svg:x="16.326cm" svg:y="9.893cm" svg:viewBox="0 0 1158 595" draw:points="0,595 1158,595 1158,0 0,0">
              <text:p/>
            </draw:polygon>
            <draw:polygon draw:style-name="gr12" draw:text-style-name="P5" draw:layer="layout" svg:width="1.157cm" svg:height="0.594cm" svg:x="16.326cm" svg:y="9.893cm" svg:viewBox="0 0 1158 595" draw:points="0,595 1158,595 1158,0 0,0">
              <text:p/>
            </draw:polygon>
          </draw:g>
          <draw:line draw:style-name="gr13" draw:text-style-name="P5" draw:layer="layout" svg:x1="16.472cm" svg:y1="10.387cm" svg:x2="16.644cm" svg:y2="10.387cm">
            <text:p/>
          </draw:line>
          <draw:line draw:style-name="gr13" draw:text-style-name="P5" draw:layer="layout" svg:x1="16.631cm" svg:y1="10.19cm" svg:x2="16.631cm" svg:y2="10.387cm">
            <text:p/>
          </draw:line>
          <draw:polyline draw:style-name="gr13" draw:text-style-name="P5" draw:layer="layout" svg:width="0.159cm" svg:height="0.396cm" svg:x="16.472cm" svg:y="9.992cm" svg:viewBox="0 0 160 397" draw:points="0,397 0,198 160,198 160,0">
            <text:p/>
          </draw:polyline>
          <draw:polyline draw:style-name="gr13" draw:text-style-name="P5" draw:layer="layout" svg:width="0.159cm" svg:height="0.198cm" svg:x="16.472cm" svg:y="9.992cm" svg:viewBox="0 0 160 199" draw:points="160,0 0,0 0,199">
            <text:p/>
          </draw:polyline>
          <draw:line draw:style-name="gr13" draw:text-style-name="P5" draw:layer="layout" svg:x1="16.724cm" svg:y1="10.387cm" svg:x2="16.896cm" svg:y2="10.387cm">
            <text:p/>
          </draw:line>
          <draw:line draw:style-name="gr13" draw:text-style-name="P5" draw:layer="layout" svg:x1="16.883cm" svg:y1="10.19cm" svg:x2="16.883cm" svg:y2="10.387cm">
            <text:p/>
          </draw:line>
          <draw:polyline draw:style-name="gr13" draw:text-style-name="P5" draw:layer="layout" svg:width="0.159cm" svg:height="0.396cm" svg:x="16.724cm" svg:y="9.992cm" svg:viewBox="0 0 160 397" draw:points="0,397 0,198 160,198 160,0">
            <text:p/>
          </draw:polyline>
          <draw:polyline draw:style-name="gr13" draw:text-style-name="P5" draw:layer="layout" svg:width="0.159cm" svg:height="0.198cm" svg:x="16.724cm" svg:y="9.992cm" svg:viewBox="0 0 160 199" draw:points="160,0 0,0 0,199">
            <text:p/>
          </draw:polyline>
          <draw:line draw:style-name="gr13" draw:text-style-name="P5" draw:layer="layout" svg:x1="16.962cm" svg:y1="10.387cm" svg:x2="17.134cm" svg:y2="10.387cm">
            <text:p/>
          </draw:line>
          <draw:line draw:style-name="gr13" draw:text-style-name="P5" draw:layer="layout" svg:x1="17.121cm" svg:y1="10.19cm" svg:x2="17.121cm" svg:y2="10.387cm">
            <text:p/>
          </draw:line>
          <draw:polyline draw:style-name="gr13" draw:text-style-name="P5" draw:layer="layout" svg:width="0.159cm" svg:height="0.396cm" svg:x="16.962cm" svg:y="9.992cm" svg:viewBox="0 0 160 397" draw:points="0,397 0,198 160,198 160,0">
            <text:p/>
          </draw:polyline>
          <draw:polyline draw:style-name="gr13" draw:text-style-name="P5" draw:layer="layout" svg:width="0.159cm" svg:height="0.198cm" svg:x="16.962cm" svg:y="9.992cm" svg:viewBox="0 0 160 199" draw:points="160,0 0,0 0,199">
            <text:p/>
          </draw:polyline>
          <draw:line draw:style-name="gr13" draw:text-style-name="P5" draw:layer="layout" svg:x1="17.194cm" svg:y1="10.387cm" svg:x2="17.366cm" svg:y2="10.387cm">
            <text:p/>
          </draw:line>
          <draw:line draw:style-name="gr13" draw:text-style-name="P5" draw:layer="layout" svg:x1="17.353cm" svg:y1="10.19cm" svg:x2="17.353cm" svg:y2="10.387cm">
            <text:p/>
          </draw:line>
          <draw:polyline draw:style-name="gr13" draw:text-style-name="P5" draw:layer="layout" svg:width="0.159cm" svg:height="0.396cm" svg:x="17.194cm" svg:y="9.992cm" svg:viewBox="0 0 160 397" draw:points="0,397 0,198 160,198 160,0">
            <text:p/>
          </draw:polyline>
          <draw:polyline draw:style-name="gr13" draw:text-style-name="P5" draw:layer="layout" svg:width="0.159cm" svg:height="0.198cm" svg:x="17.194cm" svg:y="9.992cm" svg:viewBox="0 0 160 199" draw:points="160,0 0,0 0,199">
            <text:p/>
          </draw:polyline>
          <draw:g draw:style-name="gr3">
            <draw:polygon draw:style-name="gr11" draw:text-style-name="P8" draw:layer="layout" svg:width="1.157cm" svg:height="0.594cm" svg:x="17.629cm" svg:y="9.893cm" svg:viewBox="0 0 1158 595" draw:points="0,595 1158,595 1158,0 0,0">
              <text:p/>
            </draw:polygon>
            <draw:polygon draw:style-name="gr12" draw:text-style-name="P5" draw:layer="layout" svg:width="1.157cm" svg:height="0.594cm" svg:x="17.629cm" svg:y="9.893cm" svg:viewBox="0 0 1158 595" draw:points="0,595 1158,595 1158,0 0,0">
              <text:p/>
            </draw:polygon>
          </draw:g>
          <draw:line draw:style-name="gr13" draw:text-style-name="P5" draw:layer="layout" svg:x1="17.775cm" svg:y1="10.387cm" svg:x2="17.947cm" svg:y2="10.387cm">
            <text:p/>
          </draw:line>
          <draw:line draw:style-name="gr13" draw:text-style-name="P5" draw:layer="layout" svg:x1="17.934cm" svg:y1="10.19cm" svg:x2="17.934cm" svg:y2="10.387cm">
            <text:p/>
          </draw:line>
          <draw:polyline draw:style-name="gr13" draw:text-style-name="P5" draw:layer="layout" svg:width="0.159cm" svg:height="0.396cm" svg:x="17.775cm" svg:y="9.992cm" svg:viewBox="0 0 160 397" draw:points="0,397 0,198 160,198 160,0">
            <text:p/>
          </draw:polyline>
          <draw:polyline draw:style-name="gr13" draw:text-style-name="P5" draw:layer="layout" svg:width="0.159cm" svg:height="0.198cm" svg:x="17.775cm" svg:y="9.992cm" svg:viewBox="0 0 160 199" draw:points="160,0 0,0 0,199">
            <text:p/>
          </draw:polyline>
          <draw:line draw:style-name="gr13" draw:text-style-name="P5" draw:layer="layout" svg:x1="18.027cm" svg:y1="10.387cm" svg:x2="18.199cm" svg:y2="10.387cm">
            <text:p/>
          </draw:line>
          <draw:line draw:style-name="gr13" draw:text-style-name="P5" draw:layer="layout" svg:x1="18.186cm" svg:y1="10.19cm" svg:x2="18.186cm" svg:y2="10.387cm">
            <text:p/>
          </draw:line>
          <draw:polyline draw:style-name="gr13" draw:text-style-name="P5" draw:layer="layout" svg:width="0.159cm" svg:height="0.396cm" svg:x="18.027cm" svg:y="9.992cm" svg:viewBox="0 0 160 397" draw:points="0,397 0,198 160,198 160,0">
            <text:p/>
          </draw:polyline>
          <draw:polyline draw:style-name="gr13" draw:text-style-name="P5" draw:layer="layout" svg:width="0.159cm" svg:height="0.198cm" svg:x="18.027cm" svg:y="9.992cm" svg:viewBox="0 0 160 199" draw:points="160,0 0,0 0,199">
            <text:p/>
          </draw:polyline>
          <draw:line draw:style-name="gr13" draw:text-style-name="P5" draw:layer="layout" svg:x1="18.265cm" svg:y1="10.387cm" svg:x2="18.437cm" svg:y2="10.387cm">
            <text:p/>
          </draw:line>
          <draw:line draw:style-name="gr13" draw:text-style-name="P5" draw:layer="layout" svg:x1="18.424cm" svg:y1="10.19cm" svg:x2="18.424cm" svg:y2="10.387cm">
            <text:p/>
          </draw:line>
          <draw:polyline draw:style-name="gr13" draw:text-style-name="P5" draw:layer="layout" svg:width="0.159cm" svg:height="0.396cm" svg:x="18.265cm" svg:y="9.992cm" svg:viewBox="0 0 160 397" draw:points="0,397 0,198 160,198 160,0">
            <text:p/>
          </draw:polyline>
          <draw:polyline draw:style-name="gr13" draw:text-style-name="P5" draw:layer="layout" svg:width="0.159cm" svg:height="0.198cm" svg:x="18.265cm" svg:y="9.992cm" svg:viewBox="0 0 160 199" draw:points="160,0 0,0 0,199">
            <text:p/>
          </draw:polyline>
          <draw:line draw:style-name="gr13" draw:text-style-name="P5" draw:layer="layout" svg:x1="18.497cm" svg:y1="10.387cm" svg:x2="18.669cm" svg:y2="10.387cm">
            <text:p/>
          </draw:line>
          <draw:line draw:style-name="gr13" draw:text-style-name="P5" draw:layer="layout" svg:x1="18.657cm" svg:y1="10.19cm" svg:x2="18.657cm" svg:y2="10.387cm">
            <text:p/>
          </draw:line>
          <draw:polyline draw:style-name="gr13" draw:text-style-name="P5" draw:layer="layout" svg:width="0.159cm" svg:height="0.396cm" svg:x="18.497cm" svg:y="9.992cm" svg:viewBox="0 0 160 397" draw:points="0,397 0,198 160,198 160,0">
            <text:p/>
          </draw:polyline>
          <draw:polyline draw:style-name="gr13" draw:text-style-name="P5" draw:layer="layout" svg:width="0.159cm" svg:height="0.198cm" svg:x="18.497cm" svg:y="9.992cm" svg:viewBox="0 0 160 199" draw:points="160,0 0,0 0,199">
            <text:p/>
          </draw:polyline>
          <draw:g draw:style-name="gr3">
            <draw:path draw:style-name="gr9" draw:text-style-name="P7" draw:layer="layout" svg:width="0.374cm" svg:height="0.467cm" svg:x="16.718cm" svg:y="10.57cm" svg:viewBox="0 0 375 468" svg:d="M0 234c0-41 9-81 25-117 17-35 40-65 69-85 28-21 61-32 93-32 33 0 66 11 94 32 29 20 52 50 69 85 16 36 25 76 25 117s-9 81-25 117c-17 35-40 65-69 85-28 21-61 32-93 32-33 0-66-11-94-32-29-20-52-50-69-85-16-36-25-76-25-117z">
              <text:p/>
            </draw:path>
            <draw:path draw:style-name="gr10" draw:text-style-name="P5" draw:layer="layout" svg:width="0.374cm" svg:height="0.467cm" svg:x="16.718cm" svg:y="10.57cm" svg:viewBox="0 0 375 468" svg:d="M0 234c0-41 9-81 25-117 17-35 40-65 69-85 28-21 61-32 93-32 33 0 66 11 94 32 29 20 52 50 69 85 16 36 25 76 25 117s-9 81-25 117c-17 35-40 65-69 85-28 21-61 32-93 32-33 0-66-11-94-32-29-20-52-50-69-85-16-36-25-76-25-117z">
              <text:p/>
            </draw:path>
          </draw:g>
          <draw:line draw:style-name="gr10" draw:text-style-name="P5" draw:layer="layout" svg:x1="16.905cm" svg:y1="10.803cm" svg:x2="17.056cm" svg:y2="10.73cm">
            <text:p/>
          </draw:line>
          <draw:g draw:style-name="gr3">
            <draw:path draw:style-name="gr9" draw:text-style-name="P7" draw:layer="layout" svg:width="0.374cm" svg:height="0.467cm" svg:x="18.021cm" svg:y="10.57cm" svg:viewBox="0 0 375 468" svg:d="M0 234c0-41 9-81 25-117 17-35 40-65 69-85 28-21 61-32 93-32 33 0 66 11 94 32 29 20 52 50 69 85 16 36 25 76 25 117s-9 81-25 117c-17 35-40 65-69 85-28 21-61 32-93 32-33 0-66-11-94-32-29-20-52-50-69-85-16-36-25-76-25-117z">
              <text:p/>
            </draw:path>
            <draw:path draw:style-name="gr10" draw:text-style-name="P5" draw:layer="layout" svg:width="0.374cm" svg:height="0.467cm" svg:x="18.021cm" svg:y="10.57cm" svg:viewBox="0 0 375 468" svg:d="M0 234c0-41 9-81 25-117 17-35 40-65 69-85 28-21 61-32 93-32 33 0 66 11 94 32 29 20 52 50 69 85 16 36 25 76 25 117s-9 81-25 117c-17 35-40 65-69 85-28 21-61 32-93 32-33 0-66-11-94-32-29-20-52-50-69-85-16-36-25-76-25-117z">
              <text:p/>
            </draw:path>
          </draw:g>
          <draw:line draw:style-name="gr10" draw:text-style-name="P5" draw:layer="layout" svg:x1="18.208cm" svg:y1="10.803cm" svg:x2="18.337cm" svg:y2="10.633cm">
            <text:p/>
          </draw:line>
          <draw:g draw:style-name="gr3">
            <draw:path draw:style-name="gr9" draw:text-style-name="P7" draw:layer="layout" svg:width="0.331cm" svg:height="0.331cm" svg:x="19.122cm" svg:y="10.123cm" svg:viewBox="0 0 332 332" svg:d="M0 166c0-29 8-58 22-83 15-25 36-46 61-61 25-14 54-22 83-22s58 8 83 22c25 15 46 36 61 61 14 25 22 54 22 83s-8 58-22 83c-15 25-36 46-61 61-25 14-54 22-83 22s-58-8-83-22c-25-15-46-36-61-61-14-25-22-54-22-83z">
              <text:p/>
            </draw:path>
            <draw:path draw:style-name="gr14" draw:text-style-name="P5" draw:layer="layout" svg:width="0.331cm" svg:height="0.331cm" svg:x="19.122cm" svg:y="10.123cm" svg:viewBox="0 0 332 332" svg:d="M0 166c0-29 8-58 22-83 15-25 36-46 61-61 25-14 54-22 83-22s58 8 83 22c25 15 46 36 61 61 14 25 22 54 22 83s-8 58-22 83c-15 25-36 46-61 61-25 14-54 22-83 22s-58-8-83-22c-25-15-46-36-61-61-14-25-22-54-22-83z">
              <text:p/>
            </draw:path>
          </draw:g>
          <draw:g draw:style-name="gr3">
            <draw:path draw:style-name="gr9" draw:text-style-name="P7" draw:layer="layout" svg:width="0.159cm" svg:height="0.159cm" svg:x="19.208cm" svg:y="10.209cm" svg:viewBox="0 0 160 160" svg:d="M0 80c0-14 4-28 11-40s17-22 29-29 26-11 40-11 28 4 40 11 22 17 29 29 11 26 11 40-4 28-11 40-17 22-29 29-26 11-40 11-28-4-40-11-22-17-29-29-11-26-11-40z">
              <text:p/>
            </draw:path>
            <draw:path draw:style-name="gr14" draw:text-style-name="P5" draw:layer="layout" svg:width="0.159cm" svg:height="0.159cm" svg:x="19.208cm" svg:y="10.209cm" svg:viewBox="0 0 160 160" svg:d="M0 80c0-14 4-28 11-40s17-22 29-29 26-11 40-11 28 4 40 11 22 17 29 29 11 26 11 40-4 28-11 40-17 22-29 29-26 11-40 11-28-4-40-11-22-17-29-29-11-26-11-40z">
              <text:p/>
            </draw:path>
          </draw:g>
          <draw:g draw:style-name="gr3">
            <draw:path draw:style-name="gr9" draw:text-style-name="P7" draw:layer="layout" svg:width="0.331cm" svg:height="0.331cm" svg:x="19.122cm" svg:y="10.682cm" svg:viewBox="0 0 332 332" svg:d="M0 166c0-29 8-58 22-83 15-25 36-46 61-61 25-14 54-22 83-22s58 8 83 22c25 15 46 36 61 61 14 25 22 54 22 83s-8 58-22 83c-15 25-36 46-61 61-25 14-54 22-83 22s-58-8-83-22c-25-15-46-36-61-61-14-25-22-54-22-83z">
              <text:p/>
            </draw:path>
            <draw:path draw:style-name="gr10" draw:text-style-name="P5" draw:layer="layout" svg:width="0.331cm" svg:height="0.331cm" svg:x="19.122cm" svg:y="10.682cm" svg:viewBox="0 0 332 332" svg:d="M0 166c0-29 8-58 22-83 15-25 36-46 61-61 25-14 54-22 83-22s58 8 83 22c25 15 46 36 61 61 14 25 22 54 22 83s-8 58-22 83c-15 25-36 46-61 61-25 14-54 22-83 22s-58-8-83-22c-25-15-46-36-61-61-14-25-22-54-22-83z">
              <text:p/>
            </draw:path>
          </draw:g>
          <draw:g draw:style-name="gr3">
            <draw:path draw:style-name="gr9" draw:text-style-name="P7" draw:layer="layout" svg:width="0.159cm" svg:height="0.159cm" svg:x="19.208cm" svg:y="10.768cm" svg:viewBox="0 0 160 160" svg:d="M0 80c0-14 4-28 11-40s17-22 29-29 26-11 40-11 28 4 40 11 22 17 29 29 11 26 11 40-4 28-11 40-17 22-29 29-26 11-40 11-28-4-40-11-22-17-29-29-11-26-11-40z">
              <text:p/>
            </draw:path>
            <draw:path draw:style-name="gr10" draw:text-style-name="P5" draw:layer="layout" svg:width="0.159cm" svg:height="0.159cm" svg:x="19.208cm" svg:y="10.768cm" svg:viewBox="0 0 160 160" svg:d="M0 80c0-14 4-28 11-40s17-22 29-29 26-11 40-11 28 4 40 11 22 17 29 29 11 26 11 40-4 28-11 40-17 22-29 29-26 11-40 11-28-4-40-11-22-17-29-29-11-26-11-40z">
              <text:p/>
            </draw:path>
          </draw:g>
          <draw:frame draw:style-name="gr22" draw:text-style-name="P5" draw:layer="layout" svg:width="0.679cm" svg:height="0.428cm" svg:x="19.404cm" svg:y="10.04cm">
            <draw:text-box>
              <text:p text:style-name="P2"><text:span text:style-name="T7">HI</text:span></text:p>
            </draw:text-box>
          </draw:frame>
          <draw:frame draw:style-name="gr22" draw:text-style-name="P5" draw:layer="layout" svg:width="0.679cm" svg:height="0.428cm" svg:x="19.603cm" svg:y="10.632cm">
            <draw:text-box>
              <text:p text:style-name="P2"><text:span text:style-name="T7">LOW</text:span></text:p>
            </draw:text-box>
          </draw:frame>
        </draw:g>
        <draw:polyline draw:style-name="gr25" draw:text-style-name="P5" draw:layer="layout" svg:width="7.749cm" svg:height="4.249cm" svg:x="11.5cm" svg:y="11cm" svg:viewBox="0 0 7750 4250" draw:points="7750,0 7750,1500 0,1500 0,4250">
          <text:p/>
        </draw:polyline>
        <draw:connector draw:style-name="gr32" draw:text-style-name="P15" xml:id="id6" draw:id="id6" draw:layer="layout" draw:line-skew="1.68cm" svg:x1="18cm" svg:y1="5.25cm" svg:x2="15.726cm" svg:y2="9.74cm" draw:start-shape="id4" draw:start-glue-point="1" svg:d="M18000 5250v4250h-2274v240" svg:viewBox="0 0 2275 4491">
          <text:p/>
        </draw:connector>
        <draw:connector draw:style-name="gr32" draw:text-style-name="P15" draw:layer="layout" draw:line-skew="1.455cm" svg:x1="15cm" svg:y1="14.35cm" svg:x2="15.726cm" svg:y2="9.74cm" draw:start-shape="id5" draw:start-glue-point="0" draw:end-shape="id6" draw:end-glue-point="3" svg:d="M15000 14350v-850h726v-3760" svg:viewBox="0 0 727 4611">
          <text:p/>
        </draw:connector>
        <draw:connector draw:style-name="gr32" draw:text-style-name="P15" draw:layer="layout" draw:line-skew="0.621cm" svg:x1="13.5cm" svg:y1="14.5cm" svg:x2="15.445cm" svg:y2="9.508cm" draw:start-shape="id7" draw:start-glue-point="0" draw:end-shape="id8" draw:end-glue-point="3" svg:d="M13500 14500v-1875h1945v-3117" svg:viewBox="0 0 1946 4993">
          <text:p/>
        </draw:connector>
        <draw:connector draw:style-name="gr32" draw:text-style-name="P15" draw:layer="layout" draw:line-skew="0.622cm" svg:x1="12.85cm" svg:y1="14.5cm" svg:x2="15.24cm" svg:y2="9.006cm" draw:start-shape="id9" draw:start-glue-point="0" draw:end-shape="id10" draw:end-glue-point="3" svg:d="M12850 14500v-2125h2390v-3369" svg:viewBox="0 0 2391 5495">
          <text:p/>
        </draw:connector>
        <draw:frame draw:style-name="gr39" draw:text-style-name="P16" draw:layer="layout" svg:width="3.5cm" svg:height="1.673cm" svg:x="11.75cm" svg:y="4.125cm">
          <draw:text-box>
            <text:p>Serial </text:p>
            <text:p>Terminal</text:p>
          </draw:text-box>
        </draw:frame>
        <draw:frame draw:style-name="gr40" draw:text-style-name="P17" draw:layer="layout" svg:width="2.751cm" svg:height="0.57cm" svg:x="15.924cm" svg:y="11.375cm">
          <draw:text-box>
            <text:p><text:span text:style-name="T3">POWER SUPPLY</text:span></text:p>
          </draw:text-box>
        </draw:frame>
        <draw:frame draw:style-name="gr39" draw:text-style-name="P19" draw:layer="layout" svg:width="5.125cm" svg:height="1.673cm" svg:x="10.875cm" svg:y="2.577cm">
          <draw:text-box>
            <text:p><text:span text:style-name="T8">COMPUTER</text:span></text:p>
          </draw:text-box>
        </draw:frame>
        <draw:frame draw:style-name="gr41" draw:text-style-name="P16" draw:layer="layout" svg:width="4.625cm" svg:height="1.199cm" svg:x="2cm" svg:y="17cm">
          <draw:text-box>
            <text:p><text:span text:style-name="T6">InterconnectIO Box</text:span></text:p>
          </draw:text-box>
        </draw:frame>
        <draw:frame draw:style-name="gr41" draw:text-style-name="P16" draw:layer="layout" svg:width="4.625cm" svg:height="1.199cm" svg:x="2cm" svg:y="22cm">
          <draw:text-box>
            <text:p><text:span text:style-name="T6">Selftest Board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5f_0" draw:display-name="Gradient_0" draw:style="radial" draw:cx="0%" draw:cy="0%" draw:start-color="#c0c0c0" draw:end-color="#e8eef7" draw:start-intensity="100%" draw:end-intensity="100%" draw:border="0%">
      <loext:gradient-stop svg:offset="0" loext:color-type="rgb" loext:color-value="#c0c0c0"/>
      <loext:gradient-stop svg:offset="1" loext:color-type="rgb" loext:color-value="#e8eef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0 1000" svg:d="M0 0v1000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3T20:29:15.193000000</meta:creation-date>
    <dc:date>2024-11-14T20:46:14.752000000</dc:date>
    <meta:editing-duration>PT49M22S</meta:editing-duration>
    <meta:editing-cycles>9</meta:editing-cycles>
    <meta:generator>LibreOffice/24.8.2.1$Windows_X86_64 LibreOffice_project/0f794b6e29741098670a3b95d60478a65d05ef13</meta:generator>
    <meta:document-statistic meta:object-count="338"/>
  </office:meta>
</office:document-meta>
</file>